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courier" svg:font-family="courier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Standard">
      <style:text-properties officeooo:paragraph-rsid="000e63a9"/>
    </style:style>
    <style:style style:name="P6" style:family="paragraph" style:parent-style-name="Text_20_body">
      <style:text-properties officeooo:paragraph-rsid="000e63a9"/>
    </style:style>
    <style:style style:name="P7" style:family="paragraph" style:parent-style-name="Text_20_body">
      <style:text-properties officeooo:rsid="001262a4" officeooo:paragraph-rsid="001398d1"/>
    </style:style>
    <style:style style:name="P8" style:family="paragraph" style:parent-style-name="Heading_20_2">
      <style:text-properties style:font-name="Liberation Sans" fo:font-size="16pt" style:font-size-asian="16pt" style:font-size-complex="16pt"/>
    </style:style>
    <style:style style:name="P9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1" style:family="paragraph" style:parent-style-name="Preformatted_20_Text">
      <style:paragraph-properties style:writing-mode="lr-tb"/>
    </style:style>
    <style:style style:name="P12" style:family="paragraph" style:parent-style-name="Preformatted_20_Text">
      <style:paragraph-properties fo:margin-top="0cm" fo:margin-bottom="0.499cm" style:contextual-spacing="false" style:writing-mode="lr-tb"/>
    </style:style>
    <style:style style:name="P1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69738"/>
    </style:style>
    <style:style style:name="P14" style:family="paragraph" style:parent-style-name="Preformatted_20_Text">
      <style:paragraph-properties fo:margin-top="0cm" fo:margin-bottom="0.499cm" style:contextual-spacing="false" style:writing-mode="lr-tb"/>
      <style:text-properties officeooo:paragraph-rsid="00169738"/>
    </style:style>
    <style:style style:name="P15" style:family="paragraph" style:parent-style-name="Preformatted_20_Text">
      <style:paragraph-properties fo:margin-top="0cm" fo:margin-bottom="0.499cm" style:contextual-spacing="false" style:writing-mode="lr-tb"/>
      <style:text-properties officeooo:paragraph-rsid="00194fe0"/>
    </style:style>
    <style:style style:name="P16" style:family="paragraph" style:parent-style-name="Preformatted_20_Text" style:list-style-name="L36">
      <style:paragraph-properties style:writing-mode="lr-tb"/>
    </style:style>
    <style:style style:name="P17" style:family="paragraph" style:parent-style-name="Preformatted_20_Text" style:list-style-name="L36">
      <style:paragraph-properties fo:margin-top="0cm" fo:margin-bottom="0.499cm" style:contextual-spacing="false" style:writing-mode="lr-tb"/>
    </style:style>
    <style:style style:name="P18" style:family="paragraph" style:parent-style-name="Preformatted_20_Text" style:list-style-name="L36">
      <style:paragraph-properties fo:margin-left="0cm" fo:margin-right="0cm" fo:text-indent="0cm" style:auto-text-indent="false" style:writing-mode="lr-tb"/>
    </style:style>
    <style:style style:name="P19" style:family="paragraph" style:parent-style-name="Preformatted_20_Text">
      <style:text-properties style:font-name="Liberation Sans" fo:font-size="14pt" style:font-size-asian="14pt" style:font-size-complex="14pt"/>
    </style:style>
    <style:style style:name="P20" style:family="paragraph" style:parent-style-name="Preformatted_20_Text">
      <style:paragraph-properties style:writing-mode="lr-tb"/>
      <style:text-properties style:font-name="Liberation Sans" fo:font-size="14pt" style:font-size-asian="14pt" style:font-size-complex="14pt"/>
    </style:style>
    <style:style style:name="P21" style:family="paragraph" style:parent-style-name="Preformatted_20_Text">
      <style:text-properties style:font-name="Liberation Sans" fo:font-size="14pt" officeooo:rsid="001398d1" officeooo:paragraph-rsid="001398d1" style:font-size-asian="14pt" style:font-size-complex="14pt"/>
    </style:style>
    <style:style style:name="P22" style:family="paragraph" style:parent-style-name="Preformatted_20_Text" style:list-style-name="L36">
      <style:text-properties style:font-name="Liberation Sans" fo:font-size="14pt" style:font-size-asian="14pt" style:font-size-complex="14pt"/>
    </style:style>
    <style:style style:name="P23" style:family="paragraph" style:parent-style-name="Preformatted_20_Text" style:list-style-name="L36">
      <style:paragraph-properties style:writing-mode="lr-tb"/>
      <style:text-properties style:font-name="Liberation Sans" fo:font-size="14pt" style:font-size-asian="14pt" style:font-size-complex="14pt"/>
    </style:style>
    <style:style style:name="P24" style:family="paragraph" style:parent-style-name="Preformatted_20_Text">
      <style:paragraph-properties fo:margin-top="0cm" fo:margin-bottom="0cm" style:contextual-spacing="false" style:writing-mode="lr-tb"/>
      <style:text-properties officeooo:paragraph-rsid="001b23a9"/>
    </style:style>
    <style:style style:name="P25" style:family="paragraph" style:parent-style-name="Preformatted_20_Text">
      <style:paragraph-properties fo:margin-top="0cm" fo:margin-bottom="0.499cm" style:contextual-spacing="false" style:writing-mode="lr-tb"/>
      <style:text-properties officeooo:paragraph-rsid="001b3022"/>
    </style:style>
    <style:style style:name="P26" style:family="paragraph" style:parent-style-name="Preformatted_20_Text">
      <style:paragraph-properties fo:margin-top="0cm" fo:margin-bottom="0.499cm" style:contextual-spacing="false" style:writing-mode="lr-tb"/>
      <style:text-properties officeooo:paragraph-rsid="001fe8b9"/>
    </style:style>
    <style:style style:name="P2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21066b"/>
    </style:style>
    <style:style style:name="P28" style:family="paragraph" style:parent-style-name="Preformatted_20_Text">
      <style:paragraph-properties fo:margin-top="0cm" fo:margin-bottom="0.499cm" style:contextual-spacing="false" style:writing-mode="lr-tb"/>
      <style:text-properties officeooo:paragraph-rsid="00218d03"/>
    </style:style>
    <style:style style:name="P29" style:family="paragraph" style:parent-style-name="Preformatted_20_Text">
      <style:paragraph-properties fo:margin-top="0cm" fo:margin-bottom="0.499cm" style:contextual-spacing="false" style:writing-mode="lr-tb"/>
      <style:text-properties officeooo:paragraph-rsid="0022f1ff"/>
    </style:style>
    <style:style style:name="P30" style:family="paragraph" style:parent-style-name="Preformatted_20_Text" style:list-style-name="L61">
      <style:paragraph-properties fo:margin-top="0cm" fo:margin-bottom="0cm" style:contextual-spacing="false" style:writing-mode="lr-tb"/>
      <style:text-properties officeooo:paragraph-rsid="0022f1ff"/>
    </style:style>
    <style:style style:name="P31" style:family="paragraph" style:parent-style-name="Preformatted_20_Text" style:list-style-name="L62">
      <style:paragraph-properties fo:margin-top="0cm" fo:margin-bottom="0cm" style:contextual-spacing="false" style:writing-mode="lr-tb"/>
      <style:text-properties officeooo:paragraph-rsid="0022f1ff"/>
    </style:style>
    <style:style style:name="P32" style:family="paragraph" style:parent-style-name="Preformatted_20_Text">
      <style:paragraph-properties fo:margin-top="0cm" fo:margin-bottom="0.499cm" style:contextual-spacing="false" style:writing-mode="lr-tb"/>
      <style:text-properties officeooo:paragraph-rsid="002352ac"/>
    </style:style>
    <style:style style:name="P33" style:family="paragraph" style:parent-style-name="Preformatted_20_Text">
      <style:paragraph-properties fo:margin-top="0cm" fo:margin-bottom="0.499cm" style:contextual-spacing="false" style:writing-mode="lr-tb"/>
      <style:text-properties officeooo:paragraph-rsid="0023a892"/>
    </style:style>
    <style:style style:name="P34" style:family="paragraph" style:parent-style-name="Standard">
      <style:text-properties officeooo:paragraph-rsid="00169738"/>
    </style:style>
    <style:style style:name="P35" style:family="paragraph" style:parent-style-name="Standard">
      <style:text-properties officeooo:paragraph-rsid="00194fe0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ize="14pt" officeooo:paragraph-rsid="000e63a9" style:font-size-asian="14pt" style:font-size-complex="14pt"/>
    </style:style>
    <style:style style:name="P37" style:family="paragraph" style:parent-style-name="Standard">
      <style:paragraph-properties fo:text-align="center" style:justify-single-word="false">
        <style:tab-stops>
          <style:tab-stop style:position="16.113cm" style:type="right"/>
        </style:tab-stops>
      </style:paragraph-properties>
      <style:text-properties style:font-name="Liberation Sans" fo:font-size="14pt" officeooo:paragraph-rsid="000e63a9" style:font-size-asian="14pt" style:font-size-complex="14pt"/>
    </style:style>
    <style:style style:name="P38" style:family="paragraph" style:parent-style-name="Standard">
      <style:text-properties style:font-name="Liberation Sans" fo:font-size="14pt" officeooo:paragraph-rsid="000e63a9" style:font-size-asian="14pt" style:font-size-complex="14pt"/>
    </style:style>
    <style:style style:name="P39" style:family="paragraph" style:parent-style-name="Standard">
      <style:text-properties style:font-name="Liberation Sans" fo:font-size="14pt" style:font-size-asian="14pt" style:font-size-complex="14pt"/>
    </style:style>
    <style:style style:name="P40" style:family="paragraph" style:parent-style-name="Standard">
      <style:text-properties style:font-name="Liberation Sans" fo:font-size="14pt" officeooo:paragraph-rsid="001038c5" style:font-size-asian="14pt" style:font-size-complex="14pt"/>
    </style:style>
    <style:style style:name="P41" style:family="paragraph" style:parent-style-name="Standard">
      <style:text-properties style:font-name="Liberation Sans" fo:font-size="14pt" officeooo:paragraph-rsid="001262a4" style:font-size-asian="14pt" style:font-size-complex="14pt"/>
    </style:style>
    <style:style style:name="P42" style:family="paragraph" style:parent-style-name="Standard">
      <style:text-properties style:font-name="Liberation Sans" fo:font-size="14pt" officeooo:rsid="001262a4" officeooo:paragraph-rsid="001398d1" style:font-size-asian="14pt" style:font-size-complex="14pt"/>
    </style:style>
    <style:style style:name="P43" style:family="paragraph" style:parent-style-name="Standard">
      <style:text-properties style:font-name="Liberation Sans" fo:font-size="14pt" officeooo:paragraph-rsid="0027d21e" style:font-size-asian="14pt" style:font-size-complex="14pt"/>
    </style:style>
    <style:style style:name="P44" style:family="paragraph" style:parent-style-name="Standard">
      <style:text-properties fo:color="#000000" loext:opacity="100%" style:font-name="Liberation Sans" fo:font-size="14pt" officeooo:rsid="000c6290" officeooo:paragraph-rsid="000e63a9" style:font-size-asian="14pt" style:font-size-complex="14pt"/>
    </style:style>
    <style:style style:name="P45" style:family="paragraph" style:parent-style-name="Standard">
      <style:text-properties fo:color="#000000" loext:opacity="100%" style:font-name="Liberation Sans" fo:font-size="14pt" officeooo:rsid="000e63a9" officeooo:paragraph-rsid="000e63a9" style:font-size-asian="14pt" style:font-size-complex="14pt"/>
    </style:style>
    <style:style style:name="P46" style:family="paragraph" style:parent-style-name="Standard">
      <style:text-properties fo:color="#000000" loext:opacity="100%" style:font-name="Liberation Sans" fo:font-size="14pt" officeooo:rsid="001038c5" officeooo:paragraph-rsid="001038c5" style:font-size-asian="14pt" style:font-size-complex="14pt"/>
    </style:style>
    <style:style style:name="P47" style:family="paragraph" style:parent-style-name="Standard">
      <style:text-properties fo:color="#000000" loext:opacity="100%" style:font-name="Liberation Sans" fo:font-size="14pt" officeooo:rsid="001038c5" officeooo:paragraph-rsid="00108704" style:font-size-asian="14pt" style:font-size-complex="14pt"/>
    </style:style>
    <style:style style:name="P48" style:family="paragraph" style:parent-style-name="Standard">
      <style:text-properties officeooo:paragraph-rsid="000e63a9"/>
    </style:style>
    <style:style style:name="P49" style:family="paragraph" style:parent-style-name="Text_20_body" style:list-style-name="L1"/>
    <style:style style:name="P50" style:family="paragraph" style:parent-style-name="Text_20_body" style:list-style-name="L1">
      <style:paragraph-properties fo:margin-top="0cm" fo:margin-bottom="0cm" style:contextual-spacing="false"/>
    </style:style>
    <style:style style:name="P51" style:family="paragraph" style:parent-style-name="Text_20_body" style:list-style-name="L2"/>
    <style:style style:name="P52" style:family="paragraph" style:parent-style-name="Text_20_body" style:list-style-name="L2">
      <style:paragraph-properties fo:margin-top="0cm" fo:margin-bottom="0cm" style:contextual-spacing="false"/>
    </style:style>
    <style:style style:name="P53" style:family="paragraph" style:parent-style-name="Text_20_body" style:list-style-name="L3"/>
    <style:style style:name="P54" style:family="paragraph" style:parent-style-name="Text_20_body" style:list-style-name="L3">
      <style:paragraph-properties fo:margin-top="0cm" fo:margin-bottom="0cm" style:contextual-spacing="false"/>
    </style:style>
    <style:style style:name="P55" style:family="paragraph" style:parent-style-name="Text_20_body" style:list-style-name="L5"/>
    <style:style style:name="P56" style:family="paragraph" style:parent-style-name="Text_20_body" style:list-style-name="L5">
      <style:paragraph-properties fo:margin-top="0cm" fo:margin-bottom="0cm" style:contextual-spacing="false"/>
    </style:style>
    <style:style style:name="P57" style:family="paragraph" style:parent-style-name="Text_20_body" style:list-style-name="L6"/>
    <style:style style:name="P58" style:family="paragraph" style:parent-style-name="Text_20_body" style:list-style-name="L6">
      <style:paragraph-properties fo:margin-top="0cm" fo:margin-bottom="0cm" style:contextual-spacing="false"/>
    </style:style>
    <style:style style:name="P59" style:family="paragraph" style:parent-style-name="Text_20_body" style:list-style-name="L7">
      <style:paragraph-properties fo:margin-top="0cm" fo:margin-bottom="0cm" style:contextual-spacing="false"/>
    </style:style>
    <style:style style:name="P60" style:family="paragraph" style:parent-style-name="Text_20_body" style:list-style-name="L7">
      <style:text-properties officeooo:paragraph-rsid="001398d1"/>
    </style:style>
    <style:style style:name="P61" style:family="paragraph" style:parent-style-name="Text_20_body" style:list-style-name="L8"/>
    <style:style style:name="P62" style:family="paragraph" style:parent-style-name="Text_20_body" style:list-style-name="L8">
      <style:paragraph-properties fo:margin-top="0cm" fo:margin-bottom="0cm" style:contextual-spacing="false"/>
    </style:style>
    <style:style style:name="P63" style:family="paragraph" style:parent-style-name="Text_20_body" style:list-style-name="L9"/>
    <style:style style:name="P64" style:family="paragraph" style:parent-style-name="Text_20_body" style:list-style-name="L9">
      <style:paragraph-properties fo:margin-top="0cm" fo:margin-bottom="0cm" style:contextual-spacing="false"/>
    </style:style>
    <style:style style:name="P65" style:family="paragraph" style:parent-style-name="Text_20_body" style:list-style-name="L10"/>
    <style:style style:name="P66" style:family="paragraph" style:parent-style-name="Text_20_body" style:list-style-name="L10">
      <style:paragraph-properties fo:margin-top="0cm" fo:margin-bottom="0cm" style:contextual-spacing="false"/>
    </style:style>
    <style:style style:name="P67" style:family="paragraph" style:parent-style-name="Text_20_body" style:list-style-name="L12"/>
    <style:style style:name="P68" style:family="paragraph" style:parent-style-name="Text_20_body" style:list-style-name="L12">
      <style:paragraph-properties fo:margin-top="0cm" fo:margin-bottom="0cm" style:contextual-spacing="false"/>
    </style:style>
    <style:style style:name="P69" style:family="paragraph" style:parent-style-name="Text_20_body" style:list-style-name="L14"/>
    <style:style style:name="P70" style:family="paragraph" style:parent-style-name="Text_20_body" style:list-style-name="L14">
      <style:paragraph-properties fo:margin-top="0cm" fo:margin-bottom="0cm" style:contextual-spacing="false"/>
    </style:style>
    <style:style style:name="P71" style:family="paragraph" style:parent-style-name="Text_20_body" style:list-style-name="L22"/>
    <style:style style:name="P72" style:family="paragraph" style:parent-style-name="Text_20_body" style:list-style-name="L22">
      <style:paragraph-properties fo:margin-top="0cm" fo:margin-bottom="0cm" style:contextual-spacing="false"/>
    </style:style>
    <style:style style:name="P73" style:family="paragraph" style:parent-style-name="Text_20_body">
      <style:text-properties officeooo:paragraph-rsid="00194fe0"/>
    </style:style>
    <style:style style:name="P74" style:family="paragraph" style:parent-style-name="Text_20_body" style:list-style-name="L30">
      <style:paragraph-properties fo:margin-top="0cm" fo:margin-bottom="0cm" style:contextual-spacing="false"/>
    </style:style>
    <style:style style:name="P75" style:family="paragraph" style:parent-style-name="Text_20_body" style:list-style-name="L30">
      <style:text-properties officeooo:paragraph-rsid="00194fe0"/>
    </style:style>
    <style:style style:name="P76" style:family="paragraph" style:parent-style-name="Text_20_body">
      <style:text-properties officeooo:paragraph-rsid="0019915e"/>
    </style:style>
    <style:style style:name="P77" style:family="paragraph" style:parent-style-name="Text_20_body">
      <style:paragraph-properties fo:margin-top="0cm" fo:margin-bottom="0.499cm" style:contextual-spacing="false" style:writing-mode="lr-tb"/>
      <style:text-properties officeooo:paragraph-rsid="0019915e"/>
    </style:style>
    <style:style style:name="P78" style:family="paragraph" style:parent-style-name="Text_20_body" style:list-style-name="L44"/>
    <style:style style:name="P79" style:family="paragraph" style:parent-style-name="Text_20_body" style:list-style-name="L44">
      <style:paragraph-properties fo:margin-top="0cm" fo:margin-bottom="0cm" style:contextual-spacing="false"/>
    </style:style>
    <style:style style:name="P80" style:family="paragraph" style:parent-style-name="Text_20_body" style:list-style-name="L49">
      <style:paragraph-properties fo:margin-top="0cm" fo:margin-bottom="0cm" style:contextual-spacing="false"/>
    </style:style>
    <style:style style:name="P81" style:family="paragraph" style:parent-style-name="Text_20_body" style:list-style-name="L49">
      <style:paragraph-properties fo:margin-top="0cm" fo:margin-bottom="0cm" style:contextual-spacing="false" style:writing-mode="lr-tb"/>
      <style:text-properties officeooo:paragraph-rsid="0019915e"/>
    </style:style>
    <style:style style:name="P82" style:family="paragraph" style:parent-style-name="Text_20_body" style:list-style-name="L51">
      <style:paragraph-properties fo:margin-top="0cm" fo:margin-bottom="0cm" style:contextual-spacing="false"/>
    </style:style>
    <style:style style:name="P83" style:family="paragraph" style:parent-style-name="Text_20_body" style:list-style-name="L52">
      <style:paragraph-properties fo:margin-top="0cm" fo:margin-bottom="0cm" style:contextual-spacing="false"/>
    </style:style>
    <style:style style:name="P84" style:family="paragraph" style:parent-style-name="Text_20_body" style:list-style-name="L53"/>
    <style:style style:name="P85" style:family="paragraph" style:parent-style-name="Text_20_body">
      <style:text-properties officeooo:paragraph-rsid="001b23a9"/>
    </style:style>
    <style:style style:name="P86" style:family="paragraph" style:parent-style-name="Text_20_body">
      <style:text-properties style:font-name="Liberation Sans" fo:font-size="14pt" officeooo:paragraph-rsid="000e63a9" style:font-size-asian="14pt" style:font-size-complex="14pt"/>
    </style:style>
    <style:style style:name="P87" style:family="paragraph" style:parent-style-name="Text_20_body">
      <style:text-properties style:font-name="Liberation Sans" fo:font-size="14pt" style:font-size-asian="14pt" style:font-size-complex="14pt"/>
    </style:style>
    <style:style style:name="P88" style:family="paragraph" style:parent-style-name="Text_20_body">
      <style:text-properties style:font-name="Liberation Sans" fo:font-size="14pt" officeooo:rsid="000e63a9" officeooo:paragraph-rsid="000e63a9" style:font-size-asian="14pt" style:font-size-complex="14pt"/>
    </style:style>
    <style:style style:name="P89" style:family="paragraph" style:parent-style-name="Text_20_body">
      <style:text-properties style:font-name="Liberation Sans" fo:font-size="14pt" officeooo:rsid="00108704" officeooo:paragraph-rsid="00108704" style:font-size-asian="14pt" style:font-size-complex="14pt"/>
    </style:style>
    <style:style style:name="P90" style:family="paragraph" style:parent-style-name="Text_20_body">
      <style:text-properties style:font-name="Liberation Sans" fo:font-size="14pt" officeooo:paragraph-rsid="00108704" style:font-size-asian="14pt" style:font-size-complex="14pt"/>
    </style:style>
    <style:style style:name="P91" style:family="paragraph" style:parent-style-name="Text_20_body" style:list-style-name="L4">
      <style:paragraph-properties fo:margin-top="0cm" fo:margin-bottom="0cm" style:contextual-spacing="false"/>
      <style:text-properties style:font-name="Liberation Sans" fo:font-size="14pt" style:font-size-asian="14pt" style:font-size-complex="14pt"/>
    </style:style>
    <style:style style:name="P92" style:family="paragraph" style:parent-style-name="Text_20_body" style:list-style-name="L4">
      <style:text-properties style:font-name="Liberation Sans" fo:font-size="14pt" style:font-size-asian="14pt" style:font-size-complex="14pt"/>
    </style:style>
    <style:style style:name="P93" style:family="paragraph" style:parent-style-name="Text_20_body">
      <style:text-properties style:font-name="Liberation Sans" fo:font-size="14pt" officeooo:paragraph-rsid="0021066b" style:font-size-asian="14pt" style:font-size-complex="14pt"/>
    </style:style>
    <style:style style:name="P94" style:family="paragraph" style:parent-style-name="Text_20_body">
      <style:text-properties style:font-name="Liberation Sans" fo:font-size="14pt" officeooo:rsid="00206f40" officeooo:paragraph-rsid="00206f40" style:font-size-asian="14pt" style:font-size-complex="14pt"/>
    </style:style>
    <style:style style:name="P95" style:family="paragraph" style:parent-style-name="Text_20_body">
      <style:text-properties style:font-name="Liberation Sans" fo:font-size="14pt" officeooo:rsid="0021066b" officeooo:paragraph-rsid="0021066b" style:font-size-asian="14pt" style:font-size-complex="14pt"/>
    </style:style>
    <style:style style:name="P96" style:family="paragraph" style:parent-style-name="Text_20_body">
      <style:text-properties style:font-name="Liberation Sans" fo:font-size="14pt" officeooo:paragraph-rsid="00218d03" style:font-size-asian="14pt" style:font-size-complex="14pt"/>
    </style:style>
    <style:style style:name="P97" style:family="paragraph" style:parent-style-name="Text_20_body" style:list-style-name="L63">
      <style:paragraph-properties fo:margin-top="0cm" fo:margin-bottom="0cm" style:contextual-spacing="false"/>
      <style:text-properties style:font-name="Liberation Sans" fo:font-size="14pt" style:font-size-asian="14pt" style:font-size-complex="14pt"/>
    </style:style>
    <style:style style:name="P98" style:family="paragraph" style:parent-style-name="Text_20_body" style:list-style-name="L63">
      <style:text-properties style:font-name="Liberation Sans" fo:font-size="14pt" style:font-size-asian="14pt" style:font-size-complex="14pt"/>
    </style:style>
    <style:style style:name="P99" style:family="paragraph" style:parent-style-name="Text_20_body">
      <style:text-properties fo:color="#000000" loext:opacity="100%" style:font-name="Liberation Sans" fo:font-size="14pt" officeooo:rsid="000e63a9" officeooo:paragraph-rsid="000e63a9" style:font-size-asian="14pt" style:font-size-complex="14pt"/>
    </style:style>
    <style:style style:name="P100" style:family="paragraph" style:parent-style-name="Text_20_body">
      <style:text-properties fo:color="#000000" loext:opacity="100%" style:font-name="Liberation Sans" fo:font-size="14pt" officeooo:rsid="000e63a9" officeooo:paragraph-rsid="000e63a9" style:font-size-asian="14pt" style:font-size-complex="14pt"/>
    </style:style>
    <style:style style:name="P101" style:family="paragraph" style:parent-style-name="Text_20_body" style:list-style-name="L58"/>
    <style:style style:name="P102" style:family="paragraph" style:parent-style-name="Text_20_body" style:list-style-name="L58">
      <style:paragraph-properties fo:margin-top="0cm" fo:margin-bottom="0cm" style:contextual-spacing="false"/>
    </style:style>
    <style:style style:name="P103" style:family="paragraph" style:parent-style-name="Text_20_body" style:list-style-name="L59"/>
    <style:style style:name="P104" style:family="paragraph" style:parent-style-name="Text_20_body" style:list-style-name="L59">
      <style:paragraph-properties fo:margin-top="0cm" fo:margin-bottom="0cm" style:contextual-spacing="false"/>
    </style:style>
    <style:style style:name="P105" style:family="paragraph" style:parent-style-name="Text_20_body" style:list-style-name="L60">
      <style:paragraph-properties fo:margin-top="0cm" fo:margin-bottom="0cm" style:contextual-spacing="false"/>
    </style:style>
    <style:style style:name="P106" style:family="paragraph" style:parent-style-name="Text_20_body" style:list-style-name="L60">
      <style:text-properties officeooo:paragraph-rsid="001f9727"/>
    </style:style>
    <style:style style:name="P107" style:family="paragraph" style:parent-style-name="Text_20_body">
      <style:paragraph-properties fo:margin-top="0cm" fo:margin-bottom="0.499cm" style:contextual-spacing="false" style:writing-mode="lr-tb"/>
      <style:text-properties officeooo:paragraph-rsid="001f9727"/>
    </style:style>
    <style:style style:name="P108" style:family="paragraph" style:parent-style-name="Text_20_body">
      <style:text-properties officeooo:rsid="00206f40" officeooo:paragraph-rsid="00206f40"/>
    </style:style>
    <style:style style:name="P109" style:family="paragraph" style:parent-style-name="Text_20_body">
      <style:text-properties officeooo:paragraph-rsid="0021066b"/>
    </style:style>
    <style:style style:name="P110" style:family="paragraph" style:parent-style-name="Text_20_body">
      <style:text-properties officeooo:paragraph-rsid="00206f40"/>
    </style:style>
    <style:style style:name="P111" style:family="paragraph" style:parent-style-name="Text_20_body">
      <style:text-properties style:font-name="Liberation Sans" fo:font-size="14pt" officeooo:paragraph-rsid="0027d21e" style:font-size-asian="14pt" style:font-size-complex="14pt"/>
    </style:style>
    <style:style style:name="T1" style:family="text">
      <style:text-properties officeooo:rsid="000e63a9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ff860d" loext:opacity="100%" fo:font-size="32pt" officeooo:rsid="002a93d5" style:font-size-asian="32pt" style:font-size-complex="32pt"/>
    </style:style>
    <style:style style:name="T4" style:family="text">
      <style:text-properties fo:color="#ff860d" loext:opacity="100%" fo:font-size="32pt" officeooo:rsid="001b23a9" style:font-size-asian="32pt" style:font-size-complex="32pt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font-size="14pt" officeooo:rsid="000c6290" style:font-size-asian="14pt" style:font-size-complex="14pt"/>
    </style:style>
    <style:style style:name="T7" style:family="text">
      <style:text-properties fo:color="#000000" loext:opacity="100%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color="#000000" loext:opacity="100%" fo:font-size="14pt" fo:letter-spacing="normal" fo:font-style="normal" fo:font-weight="bold" officeooo:rsid="000e63a9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color="#000000" loext:opacity="100%" fo:font-size="14pt" fo:font-weight="normal" officeooo:rsid="001262a4" style:font-size-asian="14pt" style:font-weight-asian="normal" style:font-size-complex="14pt" style:font-weight-complex="normal"/>
    </style:style>
    <style:style style:name="T10" style:family="text">
      <style:text-properties fo:color="#000000" loext:opacity="100%" fo:font-size="14pt" fo:font-weight="normal" officeooo:rsid="0027d21e" style:font-size-asian="14pt" style:font-weight-asian="normal" style:font-size-complex="14pt" style:font-weight-complex="normal"/>
    </style:style>
    <style:style style:name="T11" style:family="text">
      <style:text-properties fo:color="#000000" loext:opacity="100%" style:font-name="Liberation Sans" fo:font-size="14pt" officeooo:rsid="000c6290" style:font-size-asian="14pt" style:font-size-complex="14pt"/>
    </style:style>
    <style:style style:name="T12" style:family="text">
      <style:text-properties fo:color="#000000" loext:opacity="100%" style:font-name="Liberation Sans" fo:font-size="14pt" officeooo:rsid="000e63a9" style:font-size-asian="14pt" style:font-size-complex="14pt"/>
    </style:style>
    <style:style style:name="T13" style:family="text">
      <style:text-properties fo:color="#000000" loext:opacity="100%" style:font-name="Liberation Sans" fo:font-size="14pt" officeooo:rsid="001038c5" style:font-size-asian="14pt" style:font-size-complex="14pt"/>
    </style:style>
    <style:style style:name="T14" style:family="text">
      <style:text-properties fo:color="#000000" loext:opacity="100%" style:font-name="Liberation Sans" fo:font-size="14pt" officeooo:rsid="0027d21e" style:font-size-asian="14pt" style:font-size-complex="14pt"/>
    </style:style>
    <style:style style:name="T15" style:family="text">
      <style:text-properties fo:color="#000000" loext:opacity="100%" style:font-name="Liberation Sans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color="#000000" loext:opacity="100%" style:font-name="Liberation Sans" fo:font-size="14pt" fo:letter-spacing="normal" fo:font-style="normal" fo:font-weight="bold" officeooo:rsid="000e63a9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color="#000000" loext:opacity="100%" style:font-name="Liberation Sans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color="#000000" loext:opacity="100%" style:font-name="Liberation Sans" fo:font-size="14pt" fo:font-weight="normal" officeooo:rsid="00108704" style:font-size-asian="14pt" style:font-weight-asian="normal" style:font-size-complex="14pt" style:font-weight-complex="normal"/>
    </style:style>
    <style:style style:name="T19" style:family="text">
      <style:text-properties fo:color="#000000" loext:opacity="100%" style:font-name="Liberation Sans" officeooo:rsid="000c6290"/>
    </style:style>
    <style:style style:name="T20" style:family="text">
      <style:text-properties fo:color="#000000" loext:opacity="100%" style:font-name="Liberation Sans" fo:letter-spacing="normal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color="#000000" loext:opacity="100%" style:font-name="Liberation Sans" fo:letter-spacing="normal" fo:font-style="normal" fo:font-weight="bold" officeooo:rsid="000e63a9" style:font-style-asian="normal" style:font-weight-asian="bold" style:font-style-complex="normal" style:font-weight-complex="bold"/>
    </style:style>
    <style:style style:name="T22" style:family="text">
      <style:text-properties fo:color="#000000" loext:opacity="100%" style:font-name="Liberation Sans" fo:font-size="16pt" officeooo:rsid="001038c5" style:font-size-asian="16pt" style:font-size-complex="16pt"/>
    </style:style>
    <style:style style:name="T23" style:family="text">
      <style:text-properties fo:color="#000000" loext:opacity="100%" style:font-name="Liberation Sans" fo:font-size="16pt" officeooo:rsid="000c6290" style:font-size-asian="16pt" style:font-size-complex="16pt"/>
    </style:style>
    <style:style style:name="T24" style:family="text">
      <style:text-properties fo:color="#000000" loext:opacity="100%" style:font-name="Liberation Sans" fo:font-size="16pt" style:text-underline-style="solid" style:text-underline-width="auto" style:text-underline-color="font-color" officeooo:rsid="001038c5" style:font-size-asian="16pt" style:font-size-complex="16pt"/>
    </style:style>
    <style:style style:name="T25" style:family="text">
      <style:text-properties fo:color="#000000" loext:opacity="100%" style:font-name="Liberation Sans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fo:color="#000000" loext:opacity="100%" style:font-name="Liberation Sans" fo:font-size="16pt" fo:letter-spacing="normal" fo:font-style="normal" fo:font-weight="bold" officeooo:rsid="000e63a9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fo:color="#000000" loext:opacity="100%" style:font-name="Liberation Sans" officeooo:rsid="0027d21e"/>
    </style:style>
    <style:style style:name="T28" style:family="text">
      <style:text-properties fo:color="#000000" loext:opacity="100%" officeooo:rsid="001038c5"/>
    </style:style>
    <style:style style:name="T29" style:family="text">
      <style:text-properties fo:color="#000000" loext:opacity="100%" officeooo:rsid="00108704"/>
    </style:style>
    <style:style style:name="T30" style:family="text">
      <style:text-properties fo:color="#000000" loext:opacity="100%" officeooo:rsid="0027d21e"/>
    </style:style>
    <style:style style:name="T31" style:family="text">
      <style:text-properties fo:color="#000000" loext:opacity="100%" fo:font-weight="normal" officeooo:rsid="0027d21e" style:font-weight-asian="normal" style:font-weight-complex="normal"/>
    </style:style>
    <style:style style:name="T32" style:family="text">
      <style:text-properties officeooo:rsid="001038c5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1398d1" style:font-weight-asian="normal" style:font-weight-complex="normal"/>
    </style:style>
    <style:style style:name="T35" style:family="text">
      <style:text-properties fo:font-variant="normal" fo:text-transform="none" fo:color="#333333" loext:opacity="100%" style:font-name="Liberation Sans" fo:font-size="14pt" fo:letter-spacing="normal" fo:font-style="normal" fo:font-weight="normal" style:font-size-asian="14pt" style:font-size-complex="14pt"/>
    </style:style>
    <style:style style:name="T36" style:family="text">
      <style:text-properties fo:font-variant="normal" fo:text-transform="none" fo:color="#333333" loext:opacity="100%" style:font-name="Liberation Sans" fo:font-size="14pt" fo:letter-spacing="normal" fo:font-style="normal" fo:font-weight="normal" officeooo:rsid="00194fe0" style:font-size-asian="14pt" style:font-size-complex="14pt"/>
    </style:style>
    <style:style style:name="T37" style:family="text">
      <style:text-properties fo:font-variant="normal" fo:text-transform="none" fo:color="#333333" loext:opacity="100%" fo:letter-spacing="normal" fo:font-style="normal" fo:font-weight="normal"/>
    </style:style>
    <style:style style:name="T38" style:family="text">
      <style:text-properties fo:font-size="14pt" fo:font-weight="normal" style:font-size-asian="14pt" style:font-weight-asian="normal" style:font-size-complex="14pt" style:font-weight-complex="normal"/>
    </style:style>
    <style:style style:name="T39" style:family="text">
      <style:text-properties fo:font-size="14pt" fo:font-weight="normal" officeooo:rsid="001262a4" style:font-size-asian="14pt" style:font-weight-asian="normal" style:font-size-complex="14pt" style:font-weight-complex="normal"/>
    </style:style>
    <style:style style:name="T40" style:family="text">
      <style:text-properties fo:font-size="14pt" fo:font-weight="normal" officeooo:rsid="00218d03" style:font-size-asian="14pt" style:font-weight-asian="normal" style:font-size-complex="14pt" style:font-weight-complex="normal"/>
    </style:style>
    <style:style style:name="T41" style:family="text">
      <style:text-properties fo:font-size="14pt" fo:font-weight="normal" officeooo:rsid="00108704" style:font-size-asian="14pt" style:font-weight-asian="normal" style:font-size-complex="14pt" style:font-weight-complex="normal"/>
    </style:style>
    <style:style style:name="T42" style:family="text">
      <style:text-properties officeooo:rsid="00108704"/>
    </style:style>
    <style:style style:name="T43" style:family="text">
      <style:text-properties officeooo:rsid="001262a4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officeooo:rsid="00169738"/>
    </style:style>
    <style:style style:name="T46" style:family="text">
      <style:text-properties officeooo:rsid="00182ed6"/>
    </style:style>
    <style:style style:name="T47" style:family="text">
      <style:text-properties style:font-name="Liberation Sans"/>
    </style:style>
    <style:style style:name="T48" style:family="text">
      <style:text-properties style:font-name="Liberation Sans" fo:font-size="14pt" style:font-size-asian="14pt" style:font-size-complex="14pt"/>
    </style:style>
    <style:style style:name="T49" style:family="text">
      <style:text-properties style:font-name="Liberation Sans" fo:font-size="14pt" officeooo:rsid="00108704" style:font-size-asian="14pt" style:font-size-complex="14pt"/>
    </style:style>
    <style:style style:name="T50" style:family="text">
      <style:text-properties style:font-name="Liberation Sans" fo:font-size="14pt" officeooo:rsid="001038c5" style:font-size-asian="14pt" style:font-size-complex="14pt"/>
    </style:style>
    <style:style style:name="T51" style:family="text">
      <style:text-properties style:font-name="Liberation Sans" fo:font-size="14pt" officeooo:rsid="001262a4" style:font-size-asian="14pt" style:font-size-complex="14pt"/>
    </style:style>
    <style:style style:name="T52" style:family="text">
      <style:text-properties style:font-name="Liberation Sans" fo:font-size="14pt" officeooo:rsid="001398d1" style:font-size-asian="14pt" style:font-size-complex="14pt"/>
    </style:style>
    <style:style style:name="T53" style:family="text">
      <style:text-properties style:font-name="Liberation Sans" fo:font-size="14pt" officeooo:rsid="00147f08" style:font-size-asian="14pt" style:font-size-complex="14pt"/>
    </style:style>
    <style:style style:name="T54" style:family="text">
      <style:text-properties style:font-name="Liberation Sans" fo:font-size="14pt" officeooo:rsid="00169738" style:font-size-asian="14pt" style:font-size-complex="14pt"/>
    </style:style>
    <style:style style:name="T55" style:family="text">
      <style:text-properties style:font-name="Liberation Sans" fo:font-size="14pt" officeooo:rsid="00182ed6" style:font-size-asian="14pt" style:font-size-complex="14pt"/>
    </style:style>
    <style:style style:name="T56" style:family="text">
      <style:text-properties style:font-name="Liberation Sans" fo:font-size="14pt" officeooo:rsid="0019915e" style:font-size-asian="14pt" style:font-size-complex="14pt"/>
    </style:style>
    <style:style style:name="T57" style:family="text">
      <style:text-properties style:font-name="Liberation Sans" fo:font-size="14pt" officeooo:rsid="001b23a9" style:font-size-asian="14pt" style:font-size-complex="14pt"/>
    </style:style>
    <style:style style:name="T58" style:family="text">
      <style:text-properties style:font-name="Liberation Sans" fo:font-size="14pt" officeooo:rsid="001b3022" style:font-size-asian="14pt" style:font-size-complex="14pt"/>
    </style:style>
    <style:style style:name="T59" style:family="text">
      <style:text-properties style:font-name="Liberation Sans" fo:font-size="14pt" officeooo:rsid="001f9727" style:font-size-asian="14pt" style:font-size-complex="14pt"/>
    </style:style>
    <style:style style:name="T60" style:family="text">
      <style:text-properties style:font-name="Liberation Sans" fo:font-size="14pt" officeooo:rsid="001fe8b9" style:font-size-asian="14pt" style:font-size-complex="14pt"/>
    </style:style>
    <style:style style:name="T61" style:family="text">
      <style:text-properties style:font-name="Liberation Sans" fo:font-size="14pt" officeooo:rsid="00218d03" style:font-size-asian="14pt" style:font-size-complex="14pt"/>
    </style:style>
    <style:style style:name="T62" style:family="text">
      <style:text-properties style:font-name="Liberation Sans" fo:font-size="14pt" officeooo:rsid="0022f1ff" style:font-size-asian="14pt" style:font-size-complex="14pt"/>
    </style:style>
    <style:style style:name="T63" style:family="text">
      <style:text-properties style:font-name="Liberation Sans" fo:font-size="14pt" officeooo:rsid="002352ac" style:font-size-asian="14pt" style:font-size-complex="14pt"/>
    </style:style>
    <style:style style:name="T64" style:family="text">
      <style:text-properties style:font-name="Liberation Sans" fo:font-size="14pt" officeooo:rsid="0023a892" style:font-size-asian="14pt" style:font-size-complex="14pt"/>
    </style:style>
    <style:style style:name="T65" style:family="text">
      <style:text-properties style:font-name="Liberation Sans" fo:font-size="14pt" officeooo:rsid="00206f40" style:font-size-asian="14pt" style:font-size-complex="14pt"/>
    </style:style>
    <style:style style:name="T66" style:family="text">
      <style:text-properties style:font-name="Liberation Sans" fo:font-size="14pt" officeooo:rsid="0021066b" style:font-size-asian="14pt" style:font-size-complex="14pt"/>
    </style:style>
    <style:style style:name="T67" style:family="text">
      <style:text-properties style:font-name="Liberation Sans" fo:font-size="14pt" officeooo:rsid="0027d21e" style:font-size-asian="14pt" style:font-size-complex="14pt"/>
    </style:style>
    <style:style style:name="T68" style:family="text"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T69" style:family="text">
      <style:text-properties style:font-name="Liberation Sans" fo:font-size="14pt" fo:font-weight="normal" officeooo:rsid="001262a4" style:font-size-asian="14pt" style:font-weight-asian="normal" style:font-size-complex="14pt" style:font-weight-complex="normal"/>
    </style:style>
    <style:style style:name="T70" style:family="text">
      <style:text-properties style:font-name="Liberation Sans" fo:font-size="14pt" fo:font-weight="normal" officeooo:rsid="00169738" style:font-size-asian="14pt" style:font-weight-asian="normal" style:font-size-complex="14pt" style:font-weight-complex="normal"/>
    </style:style>
    <style:style style:name="T71" style:family="text">
      <style:text-properties style:font-name="Liberation Sans" fo:font-size="14pt" fo:font-weight="normal" officeooo:rsid="0019915e" style:font-size-asian="14pt" style:font-weight-asian="normal" style:font-size-complex="14pt" style:font-weight-complex="normal"/>
    </style:style>
    <style:style style:name="T72" style:family="text">
      <style:text-properties style:font-name="Liberation Sans" fo:font-size="14pt" fo:font-weight="normal" officeooo:rsid="001b23a9" style:font-size-asian="14pt" style:font-weight-asian="normal" style:font-size-complex="14pt" style:font-weight-complex="normal"/>
    </style:style>
    <style:style style:name="T73" style:family="text">
      <style:text-properties style:font-name="Liberation Sans" fo:font-size="14pt" fo:font-weight="normal" officeooo:rsid="00218d03" style:font-size-asian="14pt" style:font-weight-asian="normal" style:font-size-complex="14pt" style:font-weight-complex="normal"/>
    </style:style>
    <style:style style:name="T74" style:family="text">
      <style:text-properties style:font-name="Liberation Sans" fo:font-size="14pt" fo:font-weight="normal" officeooo:rsid="0023a892" style:font-size-asian="14pt" style:font-weight-asian="normal" style:font-size-complex="14pt" style:font-weight-complex="normal"/>
    </style:style>
    <style:style style:name="T75" style:family="text">
      <style:text-properties style:font-name="Liberation Sans" fo:font-size="14pt" fo:font-weight="normal" officeooo:rsid="0022f1ff" style:font-size-asian="14pt" style:font-weight-asian="normal" style:font-size-complex="14pt" style:font-weight-complex="normal"/>
    </style:style>
    <style:style style:name="T76" style:family="text">
      <style:text-properties style:font-name="Liberation Sans" fo:font-size="14pt" fo:font-weight="normal" officeooo:rsid="0021066b" style:font-size-asian="14pt" style:font-weight-asian="normal" style:font-size-complex="14pt" style:font-weight-complex="normal"/>
    </style:style>
    <style:style style:name="T77" style:family="text">
      <style:text-properties style:font-name="Liberation Sans" fo:font-size="14pt" fo:font-weight="normal" officeooo:rsid="00206f40" style:font-size-asian="14pt" style:font-weight-asian="normal" style:font-size-complex="14pt" style:font-weight-complex="normal"/>
    </style:style>
    <style:style style:name="T78" style:family="text">
      <style:text-properties style:font-name="Liberation Sans" fo:font-size="14pt" fo:font-weight="normal" officeooo:rsid="001fe8b9" style:font-size-asian="14pt" style:font-weight-asian="normal" style:font-size-complex="14pt" style:font-weight-complex="normal"/>
    </style:style>
    <style:style style:name="T79" style:family="text">
      <style:text-properties style:font-name="Liberation Sans" fo:font-size="14pt" fo:font-weight="normal" officeooo:rsid="001b3022" style:font-size-asian="14pt" style:font-weight-asian="normal" style:font-size-complex="14pt" style:font-weight-complex="normal"/>
    </style:style>
    <style:style style:name="T80" style:family="text">
      <style:text-properties style:font-name="Liberation Sans" fo:font-size="14pt" fo:font-weight="normal" officeooo:rsid="001f9727" style:font-size-asian="14pt" style:font-weight-asian="normal" style:font-size-complex="14pt" style:font-weight-complex="normal"/>
    </style:style>
    <style:style style:name="T81" style:family="text">
      <style:text-properties style:font-name="Liberation Sans" fo:font-size="14pt" fo:font-weight="normal" officeooo:rsid="00194fe0" style:font-size-asian="14pt" style:font-weight-asian="normal" style:font-size-complex="14pt" style:font-weight-complex="normal"/>
    </style:style>
    <style:style style:name="T82" style:family="text">
      <style:text-properties style:font-name="Liberation Sans" fo:font-size="14pt" fo:font-weight="normal" officeooo:rsid="00182ed6" style:font-size-asian="14pt" style:font-weight-asian="normal" style:font-size-complex="14pt" style:font-weight-complex="normal"/>
    </style:style>
    <style:style style:name="T83" style:family="text">
      <style:text-properties style:font-name="Liberation Sans" fo:font-size="14pt" fo:font-weight="normal" officeooo:rsid="001398d1" style:font-size-asian="14pt" style:font-weight-asian="normal" style:font-size-complex="14pt" style:font-weight-complex="normal"/>
    </style:style>
    <style:style style:name="T84" style:family="text">
      <style:text-properties style:font-name="Liberation Sans" fo:font-size="14pt" fo:font-weight="normal" officeooo:rsid="0014f186" style:font-size-asian="14pt" style:font-weight-asian="normal" style:font-size-complex="14pt" style:font-weight-complex="normal"/>
    </style:style>
    <style:style style:name="T85" style:family="text">
      <style:text-properties style:font-name="Liberation Sans" fo:font-size="14pt" fo:font-weight="normal" officeooo:rsid="00108704" style:font-size-asian="14pt" style:font-weight-asian="normal" style:font-size-complex="14pt" style:font-weight-complex="normal"/>
    </style:style>
    <style:style style:name="T86" style:family="text">
      <style:text-properties style:font-name="Liberation Sans" fo:font-size="14pt" fo:font-weight="normal" officeooo:rsid="0027d21e" style:font-size-asian="14pt" style:font-weight-asian="normal" style:font-size-complex="14pt" style:font-weight-complex="normal"/>
    </style:style>
    <style:style style:name="T87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88" style:family="text">
      <style:text-properties style:font-name="Liberation Sans" fo:font-size="14pt" fo:font-weight="bold" officeooo:rsid="001262a4" style:font-size-asian="14pt" style:font-weight-asian="bold" style:font-size-complex="14pt" style:font-weight-complex="bold"/>
    </style:style>
    <style:style style:name="T89" style:family="text">
      <style:text-properties style:font-name="Liberation Sans" fo:font-size="16pt" style:font-size-asian="16pt" style:font-size-complex="16pt"/>
    </style:style>
    <style:style style:name="T90" style:family="text">
      <style:text-properties style:font-name="Liberation Sans" fo:font-size="16pt" officeooo:rsid="00206f40" style:font-size-asian="16pt" style:font-size-complex="16pt"/>
    </style:style>
    <style:style style:name="T91" style:family="text">
      <style:text-properties style:font-name="Liberation Sans" fo:font-size="16pt" officeooo:rsid="00218d03" style:font-size-asian="16pt" style:font-size-complex="16pt"/>
    </style:style>
    <style:style style:name="T92" style:family="text">
      <style:text-properties style:font-name="Liberation Sans" fo:font-size="16pt" officeooo:rsid="001b3022" style:font-size-asian="16pt" style:font-size-complex="16pt"/>
    </style:style>
    <style:style style:name="T93" style:family="text">
      <style:text-properties style:font-name="Liberation Sans" fo:font-size="16pt" officeooo:rsid="001fe8b9" style:font-size-asian="16pt" style:font-size-complex="16pt"/>
    </style:style>
    <style:style style:name="T94" style:family="text">
      <style:text-properties style:font-name="Liberation Sans" fo:font-size="16pt" officeooo:rsid="001b23a9" style:font-size-asian="16pt" style:font-size-complex="16pt"/>
    </style:style>
    <style:style style:name="T95" style:family="text">
      <style:text-properties style:font-name="Liberation Sans" fo:font-size="16pt" officeooo:rsid="0019915e" style:font-size-asian="16pt" style:font-size-complex="16pt"/>
    </style:style>
    <style:style style:name="T96" style:family="text">
      <style:text-properties style:font-name="Liberation Sans" fo:font-size="16pt" officeooo:rsid="00182ed6" style:font-size-asian="16pt" style:font-size-complex="16pt"/>
    </style:style>
    <style:style style:name="T97" style:family="text">
      <style:text-properties style:font-name="Liberation Sans" fo:font-size="16pt" officeooo:rsid="00169738" style:font-size-asian="16pt" style:font-size-complex="16pt"/>
    </style:style>
    <style:style style:name="T98" style:family="text">
      <style:text-properties style:font-name="Liberation Sans" fo:font-size="16pt" officeooo:rsid="001262a4" style:font-size-asian="16pt" style:font-size-complex="16pt"/>
    </style:style>
    <style:style style:name="T99" style:family="text">
      <style:text-properties style:font-name="Liberation Sans" fo:font-size="16pt" fo:font-weight="bold" officeooo:rsid="001262a4" style:font-size-asian="16pt" style:font-weight-asian="bold" style:font-size-complex="16pt" style:font-weight-complex="bold"/>
    </style:style>
    <style:style style:name="T100" style:family="text">
      <style:text-properties style:font-name="Liberation Sans" officeooo:rsid="0027d21e"/>
    </style:style>
    <style:style style:name="T101" style:family="text">
      <style:text-properties officeooo:rsid="002a93d5"/>
    </style:style>
    <style:style style:name="T102" style:family="text">
      <style:text-properties fo:font-size="10pt" officeooo:rsid="002a93d5" style:font-size-asian="10pt" style:font-size-complex="10pt"/>
    </style:style>
    <style:style style:name="T103" style:family="text">
      <style:text-properties officeooo:rsid="001fe8b9"/>
    </style:style>
    <style:style style:name="T104" style:family="text">
      <style:text-properties officeooo:rsid="00206f40"/>
    </style:style>
    <style:style style:name="T105" style:family="text">
      <style:text-properties officeooo:rsid="0021066b"/>
    </style:style>
    <style:style style:name="T106" style:family="text">
      <style:text-properties officeooo:rsid="00218d03"/>
    </style:style>
    <style:style style:name="T107" style:family="text">
      <style:text-properties fo:font-size="16pt" style:font-size-asian="16pt" style:font-size-complex="16pt"/>
    </style:style>
    <style:style style:name="T108" style:family="text">
      <style:text-properties fo:font-size="16pt" fo:font-weight="bold" style:font-size-asian="16pt" style:font-weight-asian="bold" style:font-size-complex="16pt" style:font-weight-complex="bold"/>
    </style:style>
    <style:style style:name="T109" style:family="text">
      <style:text-properties officeooo:rsid="0027d21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2"><text:s/></text:span><text:span text:style-name="T3">RESUMEN </text:span><text:span text:style-name="T4">CSS</text:span><text:tab/></text:p>
      <text:p text:style-name="P37"><text:span text:style-name="T101"><text:tab/></text:span><text:span text:style-name="T102">Por Javier Peiro Aguado (2DAW)</text:span></text:p>
      <text:p text:style-name="P5"><text:span text:style-name="Strong_20_Emphasis"><text:span text:style-name="T11"/></text:span></text:p>
      <text:h text:style-name="Heading_20_2" text:outline-level="2"><text:span text:style-name="Strong_20_Emphasis"><text:span text:style-name="T23">1- </text:span></text:span><text:span text:style-name="Strong_20_Emphasis"><text:span text:style-name="T25">¿Qué </text:span></text:span><text:span text:style-name="Strong_20_Emphasis"><text:span text:style-name="T26">son las hojas de estilo CSS</text:span></text:span><text:span text:style-name="Strong_20_Emphasis"><text:span text:style-name="T25">?</text:span></text:span></text:h>
      <text:p text:style-name="P5"><text:span text:style-name="Strong_20_Emphasis"><text:span text:style-name="T17"/></text:span></text:p>
      <text:p text:style-name="P38">Las hojas de estilo en cascada (CSS) son una tecnología que permite controlar la apariencia de <text:span text:style-name="T109">la</text:span> página web, complementando el HTML. <text:s/></text:p>
      <text:p text:style-name="P43">HTML define la estructura del contenido <text:span text:style-name="T1">y</text:span> CSS se encarga de su presentación.</text:p>
      <text:p text:style-name="P43"><text:span text:style-name="T109">Esto permite</text:span> configurar estilos como colores, fuentes, tamaños, espaciados y la <text:span text:style-name="T109">posición</text:span> de <text:span text:style-name="T109">los</text:span> elementos en la página.</text:p>
      <text:p text:style-name="P86">CSS está estandarizado por el W3C,.</text:p>
      <text:p text:style-name="P86">Las <text:span text:style-name="T109">hojas</text:span> de estilo pueden aplicarse en el HTML, dentro del encabezado de la página o en archivos externos con extensión *.css.</text:p>
      <text:p text:style-name="P44"/>
      <text:h text:style-name="Heading_20_2" text:outline-level="2"><text:span text:style-name="T89">2-Definición de estilos a nivel de elemento HTML</text:span><text:line-break/></text:h>
      <text:p text:style-name="P99"><text:span text:style-name="T100">A pesar de que d</text:span><text:span text:style-name="T47">efinir estilos en el atributo </text:span><text:span text:style-name="Source_20_Text"><text:span text:style-name="T47">style</text:span></text:span><text:span text:style-name="T47"> de un elemento HTML es fácil, </text:span><text:span text:style-name="T100">es</text:span><text:span text:style-name="T47"> poco práctico a la larga. Esta técnica se usa para pruebas rápidas, aplicando estilos </text:span><text:span text:style-name="T100">unos pocos</text:span><text:span text:style-name="T47"> elemento</text:span><text:span text:style-name="T100">s</text:span><text:span text:style-name="T47">.</text:span></text:p>
      <text:p text:style-name="P111"><text:span text:style-name="T27">Ej:</text:span></text:p>
      <text:p text:style-name="P1"><text:span text:style-name="Source_20_Text"><text:span text:style-name="T48">&lt;h1 style="color:red; background-color:yellow;"&gt;</text:span></text:span></text:p>
      <text:p text:style-name="P3"><text:span text:style-name="Source_20_Text"><text:span text:style-name="T48"><text:s text:c="2"/>Texto rojo con fondo amarillo</text:span></text:span></text:p>
      <text:p text:style-name="P4"><text:span text:style-name="Source_20_Text"><text:span text:style-name="T48">&lt;/h1&gt;</text:span></text:span></text:p>
      <text:p text:style-name="P87">El problema es, que si necesitas el mismo estilo en varios elementos, tendrás que repetirlo en cada uno... Es mejor usar hojas de estilo externas para simplificar y organizar el diseño.</text:p>
      <text:h text:style-name="Heading_20_2" text:outline-level="2"><text:line-break/><text:span text:style-name="T89">3-Definición de estilos a nivel de página</text:span></text:h>
      <text:p text:style-name="P45"/>
      <text:p text:style-name="P6"><text:span text:style-name="T12">La definición de estilos a nivel de página se hace en la cabecera del HTML, dentro de etiquetas </text:span><text:span text:style-name="Source_20_Text"><text:span text:style-name="T12">&lt;style&gt;</text:span></text:span><text:span text:style-name="T12">. Aquí </text:span><text:span text:style-name="T14">se pueden </text:span><text:span text:style-name="T12">agrupar los estilos para varios elementos de la página, evitando repetirlos.</text:span></text:p>
      <text:p text:style-name="P88"><text:span text:style-name="T5">Ej:</text:span></text:p>
      <text:p text:style-name="P1"><text:soft-page-break/><text:span text:style-name="Source_20_Text"><text:span text:style-name="T48">&lt;head&gt;</text:span></text:span></text:p>
      <text:p text:style-name="P3"><text:span text:style-name="Source_20_Text"><text:span text:style-name="T48"><text:s text:c="2"/>&lt;style&gt;</text:span></text:span></text:p>
      <text:p text:style-name="P3"><text:span text:style-name="Source_20_Text"><text:span text:style-name="T48"><text:s text:c="4"/>h1 {</text:span></text:span></text:p>
      <text:p text:style-name="P3"><text:span text:style-name="Source_20_Text"><text:span text:style-name="T48"><text:s text:c="6"/>color: red;</text:span></text:span></text:p>
      <text:p text:style-name="P3"><text:span text:style-name="Source_20_Text"><text:span text:style-name="T48"><text:s text:c="6"/>background-color: yellow;</text:span></text:span></text:p>
      <text:p text:style-name="P3"><text:span text:style-name="Source_20_Text"><text:span text:style-name="T48"><text:s text:c="4"/>}</text:span></text:span></text:p>
      <text:p text:style-name="P3"><text:span text:style-name="Source_20_Text"><text:span text:style-name="T48"><text:s text:c="2"/>&lt;/style&gt;</text:span></text:span></text:p>
      <text:p text:style-name="P4"><text:span text:style-name="Source_20_Text"><text:span text:style-name="T48">&lt;/head&gt;</text:span></text:span></text:p>
      <text:p text:style-name="P45"/>
      <text:p text:style-name="P45"/>
      <text:h text:style-name="P8" text:outline-level="2">4-Propiedades relacionadas a fuentes</text:h>
      <text:p text:style-name="P45"/>
      <text:p text:style-name="P99">Las propiedades <text:span text:style-name="T109">de</text:span> las fuentes en CSS son:</text:p>
      <text:list text:style-name="L1">
        <text:list-item>
          <text:p text:style-name="P50"><text:span text:style-name="Strong_20_Emphasis"><text:span text:style-name="T48">font-family</text:span></text:span><text:span text:style-name="T48">: Define la fuente.</text:span></text:p>
        </text:list-item>
        <text:list-item>
          <text:p text:style-name="P50"><text:span text:style-name="Strong_20_Emphasis"><text:span text:style-name="T48">font-size</text:span></text:span><text:span text:style-name="T48">: Tamaño de la fuente.</text:span></text:p>
        </text:list-item>
        <text:list-item>
          <text:p text:style-name="P50"><text:span text:style-name="Strong_20_Emphasis"><text:span text:style-name="T48">font-style</text:span></text:span><text:span text:style-name="T48">: Estilo.</text:span></text:p>
        </text:list-item>
        <text:list-item>
          <text:p text:style-name="P50"><text:span text:style-name="Strong_20_Emphasis"><text:span text:style-name="T48">font-weight</text:span></text:span><text:span text:style-name="T48">: Grosor.</text:span></text:p>
        </text:list-item>
        <text:list-item>
          <text:p text:style-name="P49"><text:span text:style-name="Strong_20_Emphasis"><text:span text:style-name="T48">font-variant</text:span></text:span><text:span text:style-name="T48">: Variantes </text:span><text:span text:style-name="T50">(por ejemplo </text:span><text:span text:style-name="Emphasis"><text:span text:style-name="T48">small-caps</text:span></text:span><text:span text:style-name="T48"> o </text:span><text:span text:style-name="Emphasis"><text:span text:style-name="T48">normal</text:span></text:span><text:span text:style-name="Emphasis"><text:span text:style-name="T50">)</text:span></text:span><text:span text:style-name="T48">.</text:span></text:p>
        </text:list-item>
      </text:list>
      <text:p text:style-name="P87">Ej:</text:p>
      <text:p text:style-name="P1"><text:span text:style-name="Source_20_Text"><text:span text:style-name="T48">h1 {</text:span></text:span></text:p>
      <text:p text:style-name="P3"><text:span text:style-name="Source_20_Text"><text:span text:style-name="T48"><text:s text:c="2"/>font-family: times new roman;</text:span></text:span></text:p>
      <text:p text:style-name="P3"><text:span text:style-name="Source_20_Text"><text:span text:style-name="T48"><text:s text:c="2"/>font-size: 30px;</text:span></text:span></text:p>
      <text:p text:style-name="P3"><text:span text:style-name="Source_20_Text"><text:span text:style-name="T48"><text:s text:c="2"/>font-style: italic;</text:span></text:span></text:p>
      <text:p text:style-name="P3"><text:span text:style-name="Source_20_Text"><text:span text:style-name="T48"><text:s text:c="2"/>font-weight: bold;</text:span></text:span></text:p>
      <text:p text:style-name="P3"><text:span text:style-name="Source_20_Text"><text:span text:style-name="T48">}</text:span></text:span></text:p>
      <text:p text:style-name="P20"/>
      <text:p text:style-name="P3"><text:span text:style-name="Source_20_Text"><text:span text:style-name="T48">h2 {</text:span></text:span></text:p>
      <text:p text:style-name="P3"><text:span text:style-name="Source_20_Text"><text:span text:style-name="T48"><text:s text:c="2"/>font-family: verdana;</text:span></text:span></text:p>
      <text:p text:style-name="P3"><text:span text:style-name="Source_20_Text"><text:span text:style-name="T48"><text:s text:c="2"/>font-size: 20px;</text:span></text:span></text:p>
      <text:p text:style-name="Preformatted_20_Text"><text:span text:style-name="Source_20_Text"><text:span text:style-name="T48">}</text:span></text:span></text:p>
      <text:p text:style-name="P87">Si no <text:span text:style-name="T32">se definer</text:span> alguna propiedad, el navegador asigna <text:span text:style-name="T32">los </text:span>valores <text:span text:style-name="T32">por defecto.</text:span></text:p>
      <text:p text:style-name="P45"/>
      <text:p text:style-name="P39"><text:span text:style-name="T108">5-Agrupación de varios elementos HTML con una misma regla de estilo</text:span><text:line-break/></text:p>
      <text:p text:style-name="P87"><text:span text:style-name="T109">Se puede aplicar</text:span> la misma regla de estilo a varios elementos HTML, <text:span text:style-name="T42">se pueden </text:span>agrupar separados por comas. Esto evita duplicar <text:span text:style-name="T109">las</text:span> reglas.</text:p>
      <text:p text:style-name="P89">Ej:</text:p>
      <text:p text:style-name="P19"><text:soft-page-break/></text:p>
      <text:p text:style-name="P1"><text:span text:style-name="Source_20_Text"><text:span text:style-name="T48">h1, h2, h3 {</text:span></text:span></text:p>
      <text:p text:style-name="P3"><text:span text:style-name="Source_20_Text"><text:span text:style-name="T48"><text:s text:c="2"/>font-family: verdana;</text:span></text:span></text:p>
      <text:p text:style-name="P3"><text:span text:style-name="Source_20_Text"><text:span text:style-name="T48"><text:s text:c="2"/>color: #0000ff;</text:span></text:span></text:p>
      <text:p text:style-name="P4"><text:span text:style-name="Source_20_Text"><text:span text:style-name="T48">}</text:span></text:span></text:p>
      <text:p text:style-name="Text_20_body"><text:span text:style-name="Source_20_Text"><text:span text:style-name="T48">h1</text:span></text:span><text:span text:style-name="T48">, </text:span><text:span text:style-name="Source_20_Text"><text:span text:style-name="T48">h2</text:span></text:span><text:span text:style-name="T48"> y </text:span><text:span text:style-name="Source_20_Text"><text:span text:style-name="T48">h3</text:span></text:span><text:span text:style-name="T48"> compartirán la misma fuente y color.</text:span></text:p>
      <text:p text:style-name="P39"/>
      <text:p text:style-name="P39"/>
      <text:h text:style-name="P8" text:outline-level="2">6-Definicion de varias reglas para un mismo elemento HTML</text:h>
      <text:p text:style-name="P46"/>
      <text:p text:style-name="P90"><text:span text:style-name="T28">En CSS, </text:span><text:span text:style-name="T29">se pueden definir</text:span><text:span text:style-name="T28"> varias reglas para un elemento HTML separando propiedades.<text:line-break/><text:line-break/></text:span><text:span text:style-name="T29">Ej:</text:span></text:p>
      <text:p text:style-name="P1"><text:span text:style-name="Source_20_Text"><text:span text:style-name="T48">h1, h2, h3, h4, h5, h6 {</text:span></text:span></text:p>
      <text:p text:style-name="P3"><text:span text:style-name="Source_20_Text"><text:span text:style-name="T48"><text:s text:c="2"/>font-family: Verdana;</text:span></text:span></text:p>
      <text:p text:style-name="P3"><text:span text:style-name="Source_20_Text"><text:span text:style-name="T48">}</text:span></text:span></text:p>
      <text:p text:style-name="P20"/>
      <text:p text:style-name="P3"><text:span text:style-name="Source_20_Text"><text:span text:style-name="T48">h1 {</text:span></text:span></text:p>
      <text:p text:style-name="P3"><text:span text:style-name="Source_20_Text"><text:span text:style-name="T48"><text:s text:c="2"/>font-size: 40px;</text:span></text:span></text:p>
      <text:p text:style-name="P3"><text:span text:style-name="Source_20_Text"><text:span text:style-name="T48">}</text:span></text:span></text:p>
      <text:p text:style-name="P3"><text:span text:style-name="Source_20_Text"><text:span text:style-name="T48">h2 {</text:span></text:span></text:p>
      <text:p text:style-name="P3"><text:span text:style-name="Source_20_Text"><text:span text:style-name="T48"><text:s text:c="2"/>font-size: 30px;</text:span></text:span></text:p>
      <text:p text:style-name="P4"><text:span text:style-name="Source_20_Text"><text:span text:style-name="T48">}</text:span></text:span></text:p>
      <text:p text:style-name="P46"/>
      <text:h text:style-name="Heading_20_2" text:outline-level="2"><text:span text:style-name="T22">7-Propiedades </text:span><text:span text:style-name="T24">relaciuonadas</text:span><text:span text:style-name="T22"> al texto (letter-spacing, word-spacing, text-spacing, text-indent, text-transform)</text:span><text:span text:style-name="T28"><text:line-break/></text:span><text:span text:style-name="T28"><text:line-break/></text:span><text:span text:style-name="T38">Las propiedades </text:span><text:span text:style-name="T41">de los</text:span><text:span text:style-name="T38"> texto</text:span><text:span text:style-name="T41">s</text:span><text:span text:style-name="T38"> en CSS son:</text:span></text:h>
      <text:list text:style-name="L2">
        <text:list-item>
          <text:p text:style-name="P52"><text:span text:style-name="Strong_20_Emphasis"><text:span text:style-name="T48">color</text:span></text:span><text:span text:style-name="T48">: </text:span><text:span text:style-name="T49">Es</text:span><text:span text:style-name="T48"> el color del texto (ejemplo: </text:span><text:span text:style-name="Source_20_Text"><text:span text:style-name="T48">color: #ff0000;</text:span></text:span><text:span text:style-name="T48"> para rojo o </text:span><text:span text:style-name="Source_20_Text"><text:span text:style-name="T48">color: rgb(255,0,0);</text:span></text:span><text:span text:style-name="T48">).</text:span></text:p>
        </text:list-item>
        <text:list-item>
          <text:p text:style-name="P52"><text:span text:style-name="Strong_20_Emphasis"><text:span text:style-name="T48">text-align</text:span></text:span><text:span text:style-name="T48">: Alinea el texto (valores: </text:span><text:span text:style-name="Source_20_Text"><text:span text:style-name="T48">left</text:span></text:span><text:span text:style-name="T48">, </text:span><text:span text:style-name="Source_20_Text"><text:span text:style-name="T48">right</text:span></text:span><text:span text:style-name="T48">, </text:span><text:span text:style-name="Source_20_Text"><text:span text:style-name="T48">center</text:span></text:span><text:span text:style-name="T48">, </text:span><text:span text:style-name="Source_20_Text"><text:span text:style-name="T48">justify</text:span></text:span><text:span text:style-name="T48">).</text:span></text:p>
        </text:list-item>
        <text:list-item>
          <text:p text:style-name="P51"><text:span text:style-name="Strong_20_Emphasis"><text:span text:style-name="T48">text-decoration</text:span></text:span><text:span text:style-name="T48">: Añade efectos como subrayado o tachado (valores: </text:span><text:span text:style-name="Source_20_Text"><text:span text:style-name="T48">none</text:span></text:span><text:span text:style-name="T48">, </text:span><text:span text:style-name="Source_20_Text"><text:span text:style-name="T48">underline</text:span></text:span><text:span text:style-name="T48">, </text:span><text:span text:style-name="Source_20_Text"><text:span text:style-name="T48">overline</text:span></text:span><text:span text:style-name="T48">, </text:span><text:span text:style-name="Source_20_Text"><text:span text:style-name="T48">line-through</text:span></text:span><text:span text:style-name="T48">).</text:span></text:p>
        </text:list-item>
      </text:list>
      <text:p text:style-name="P47"/>
      <text:h text:style-name="Heading_20_2" text:outline-level="2"><text:soft-page-break/><text:span text:style-name="T22">8-Más propiedades relacionadas al texto(letter-spacing, word-spacing, text-indent, text-transform)</text:span><text:span text:style-name="T28"><text:line-break/><text:line-break/></text:span><text:span text:style-name="T10">O</text:span><text:span text:style-name="T41">tras</text:span><text:span text:style-name="T38"> propiedades son:</text:span></text:h>
      <text:list text:style-name="L3">
        <text:list-item>
          <text:p text:style-name="P54"><text:span text:style-name="Strong_20_Emphasis"><text:span text:style-name="T48">letter-spacing</text:span></text:span><text:span text:style-name="T48">: Ajusta el espacio entre caracteres.</text:span></text:p>
        </text:list-item>
        <text:list-item>
          <text:p text:style-name="P54"><text:span text:style-name="Strong_20_Emphasis"><text:span text:style-name="T48">word-spacing</text:span></text:span><text:span text:style-name="T48">: Ajusta el espacio entre palabras.</text:span></text:p>
        </text:list-item>
        <text:list-item>
          <text:p text:style-name="P54"><text:span text:style-name="Strong_20_Emphasis"><text:span text:style-name="T48">text-indent</text:span></text:span><text:span text:style-name="T48">: Indenta la primera línea de un </text:span><text:span text:style-name="T49">texto </text:span><text:span text:style-name="T48">(puede ser negativo para moverlo a la izquierda).</text:span></text:p>
        </text:list-item>
        <text:list-item>
          <text:p text:style-name="P54"><text:span text:style-name="Strong_20_Emphasis"><text:span text:style-name="T48">text-transform</text:span></text:span><text:span text:style-name="T48">: Modifica el formato del texto con valores:</text:span></text:p>
          <text:list>
            <text:list-item>
              <text:p text:style-name="P54"><text:span text:style-name="Source_20_Text"><text:span text:style-name="T48">capitalize</text:span></text:span><text:span text:style-name="T48">: Mayúsculas en la primera letra de cada palabra.</text:span></text:p>
            </text:list-item>
            <text:list-item>
              <text:p text:style-name="P54"><text:span text:style-name="Source_20_Text"><text:span text:style-name="T48">lowercase</text:span></text:span><text:span text:style-name="T48">: </text:span><text:span text:style-name="T49">T</text:span><text:span text:style-name="T48">odo a minúsculas.</text:span></text:p>
            </text:list-item>
            <text:list-item>
              <text:p text:style-name="P54"><text:span text:style-name="Source_20_Text"><text:span text:style-name="T48">uppercase</text:span></text:span><text:span text:style-name="T48">: </text:span><text:span text:style-name="T49">T</text:span><text:span text:style-name="T48">odo a mayúsculas.</text:span></text:p>
            </text:list-item>
            <text:list-item>
              <text:p text:style-name="P53"><text:span text:style-name="Source_20_Text"><text:span text:style-name="T48">none</text:span></text:span><text:span text:style-name="T48">: Sin cambios.</text:span></text:p>
            </text:list-item>
          </text:list>
        </text:list-item>
      </text:list>
      <text:h text:style-name="Heading_20_2" text:outline-level="2"><text:span text:style-name="T22">9-Herencia de propiedades de estilo</text:span><text:span text:style-name="T13"><text:line-break/><text:line-break/></text:span><text:span text:style-name="T18">Los</text:span><text:span text:style-name="T68"> elementos HTML forma</text:span><text:span text:style-name="T85">n</text:span><text:span text:style-name="T68"> un árbol, con el elemento </text:span><text:span text:style-name="Source_20_Text"><text:span text:style-name="T68">body</text:span></text:span><text:span text:style-name="T68"> en la raíz. De ahí se </text:span><text:span text:style-name="T85">bifurca en</text:span><text:span text:style-name="T68"> otros elementos como </text:span><text:span text:style-name="Source_20_Text"><text:span text:style-name="T68">h1</text:span></text:span><text:span text:style-name="T68">, </text:span><text:span text:style-name="Source_20_Text"><text:span text:style-name="T68">h2</text:span></text:span><text:span text:style-name="T68">, </text:span><text:span text:style-name="Source_20_Text"><text:span text:style-name="T68">p</text:span></text:span><text:span text:style-name="T68">, </text:span><text:span text:style-name="Source_20_Text"><text:span text:style-name="T68">div</text:span></text:span><text:span text:style-name="T68">, </text:span><text:span text:style-name="T86">y</text:span><text:span text:style-name="T68"> </text:span><text:span text:style-name="T86">estos</text:span><text:span text:style-name="T68"> pueden contener a su vez otros como </text:span><text:span text:style-name="Source_20_Text"><text:span text:style-name="T68">em</text:span></text:span><text:span text:style-name="T68">, </text:span><text:span text:style-name="Source_20_Text"><text:span text:style-name="T68">strong</text:span></text:span><text:span text:style-name="T68">, </text:span><text:span text:style-name="Source_20_Text"><text:span text:style-name="T68">pre</text:span></text:span><text:span text:style-name="T68">, etc.</text:span></text:h>
      <text:p text:style-name="Text_20_body"><text:span text:style-name="T48">Muchos estilos se heredan. Por ejemplo, si definimos un color para el </text:span><text:span text:style-name="Source_20_Text"><text:span text:style-name="T48">h1</text:span></text:span><text:span text:style-name="T48">, el texto dentro de un </text:span><text:span text:style-name="Source_20_Text"><text:span text:style-name="T48">em</text:span></text:span><text:span text:style-name="T48"> </text:span><text:span text:style-name="T67">dentro de el</text:span><text:span text:style-name="T48"> heredará ese mismo color. </text:span><text:span text:style-name="T67">Esto s</text:span><text:span text:style-name="T48">ignifica que los elementos anidados pueden tomar </text:span><text:span text:style-name="T67">algunas </text:span><text:span text:style-name="T48">propiedades de los elementos </text:span><text:span text:style-name="T49">contenedores.</text:span><text:span text:style-name="T13"><text:line-break/></text:span></text:p>
      <text:h text:style-name="Heading_20_2" text:outline-level="2"><text:span text:style-name="T22">10-Definición de un estilo en función del contexto</text:span><text:span text:style-name="T28"><text:line-break/><text:line-break/></text:span><text:span text:style-name="T9">L</text:span><text:span text:style-name="T38">as hojas de estilo en cascada (CSS) permiten definir un estilo para un elemento HTML sol</text:span><text:span text:style-name="T39">am,ente </text:span><text:span text:style-name="T38">cuando está contenido dentro de otro elemento específico. </text:span><text:span text:style-name="T39">O sea que</text:span><text:span text:style-name="T38"> el estilo solo se aplica si se cumple una determinada condición de contexto </text:span><text:span text:style-name="T39">a la que nos referimos</text:span><text:span text:style-name="T38">.</text:span></text:h>
      <text:p text:style-name="P40"/>
      <text:h text:style-name="Heading_20_2" text:outline-level="2"><text:span text:style-name="T98">11-Definición de hojas de estilo en un archivo externo</text:span><text:span text:style-name="T51"><text:line-break/><text:line-break/></text:span><text:span text:style-name="T68">La forma recomendada de definir estilos es a través de un archivo externo con extensión </text:span><text:span text:style-name="Source_20_Text"><text:span text:style-name="T68">.css</text:span></text:span><text:span text:style-name="T68">. E</text:span><text:span text:style-name="T69">ste</text:span><text:span text:style-name="T68"> archivo contiene las reglas de estilo separadas del archivo HTML.</text:span></text:h>
      <text:p text:style-name="P41"/>
      <text:list text:style-name="L4">
        <text:list-item>
          <text:p text:style-name="P91">Puedes aplicar los mismos estilos a varias páginas del sitio.</text:p>
        </text:list-item>
        <text:list-item>
          <text:p text:style-name="P91"><text:soft-page-break/>Facilita hacer cambios en el diseño, ya que solo hay que modificar el archivo CSS.</text:p>
        </text:list-item>
        <text:list-item>
          <text:p text:style-name="P91">Mejora la organización del código al separar HTML y CSS.</text:p>
        </text:list-item>
        <text:list-item>
          <text:p text:style-name="P92">Optimiza la carga, ya que el archivo CSS <text:span text:style-name="T43">ya que solo se carga 1 vez para todas las páginas.</text:span></text:p>
        </text:list-item>
      </text:list>
      <text:p text:style-name="P41"><text:span text:style-name="T43">Ej:<text:line-break/></text:span><text:span text:style-name="T37">&lt;link rel="StyleSheet" href="estilos.css" type="text/css"&gt;</text:span><text:span text:style-name="T43"><text:line-break/></text:span></text:p>
      <text:h text:style-name="Heading_20_2" text:outline-level="2"><text:span text:style-name="T98">12- Definición de estilos por medio de clases</text:span><text:span text:style-name="T51"><text:line-break/><text:line-break/></text:span><text:span text:style-name="T68">Para aplicar un estilo a varios elementos HTML, p</text:span><text:span text:style-name="T83">odemos</text:span><text:span text:style-name="T68"> </text:span><text:span text:style-name="T83">usar </text:span><text:span text:style-name="T68">una clase. </text:span><text:span text:style-name="T83">Una clase s</text:span><text:span text:style-name="T68">e define</text:span><text:span text:style-name="T83">n</text:span><text:span text:style-name="T68"> con un nombre seguido de un punto, como </text:span><text:span text:style-name="Source_20_Text"><text:span text:style-name="T68">.resalta</text:span></text:span><text:span text:style-name="Source_20_Text"><text:span text:style-name="T83">r</text:span></text:span><text:span text:style-name="T68">, y se asignan las reglas de estilo dentro de llaves:</text:span></text:h>
      <text:p text:style-name="P21"/>
      <text:p text:style-name="P1"><text:span text:style-name="Source_20_Text"><text:span text:style-name="T48">.resalta</text:span></text:span><text:span text:style-name="Source_20_Text"><text:span text:style-name="T52">r</text:span></text:span><text:span text:style-name="Source_20_Text"><text:span text:style-name="T48"> {</text:span></text:span></text:p>
      <text:p text:style-name="P3"><text:span text:style-name="Source_20_Text"><text:span text:style-name="T48"><text:s text:c="2"/>color: #000000;</text:span></text:span></text:p>
      <text:p text:style-name="P3"><text:span text:style-name="Source_20_Text"><text:span text:style-name="T48"><text:s text:c="2"/>background-color: #ffff00;</text:span></text:span></text:p>
      <text:p text:style-name="P3"><text:span text:style-name="Source_20_Text"><text:span text:style-name="T48"><text:s text:c="2"/>font-style: italic;</text:span></text:span></text:p>
      <text:p text:style-name="P4"><text:span text:style-name="Source_20_Text"><text:span text:style-name="T48">}</text:span></text:span></text:p>
      <text:p text:style-name="Text_20_body"><text:span text:style-name="T48">Luego, para aplicar </text:span><text:span text:style-name="T52">la </text:span><text:span text:style-name="T48">clase, se usa el atributo </text:span><text:span text:style-name="Source_20_Text"><text:span text:style-name="T48">class</text:span></text:span><text:span text:style-name="T48">:</text:span></text:p>
      <text:p text:style-name="P19"/>
      <text:p text:style-name="P2"><text:span text:style-name="Source_20_Text"><text:span text:style-name="T48">&lt;h1 class="resalta</text:span></text:span><text:span text:style-name="Source_20_Text"><text:span text:style-name="T52">r</text:span></text:span><text:span text:style-name="Source_20_Text"><text:span text:style-name="T48">"&gt;Este elemento h1 aparece con la clase resaltado&lt;/h1&gt;</text:span></text:span></text:p>
      <text:h text:style-name="Heading_20_2" text:outline-level="2"><text:span text:style-name="T98">13-Definición de estilos por medio de id.</text:span><text:span text:style-name="T51"><text:line-break/><text:line-break/></text:span><text:span text:style-name="T68">Para definir un estilo con un </text:span><text:span text:style-name="Strong_20_Emphasis"><text:span text:style-name="T68">id</text:span></text:span><text:span text:style-name="T68">, se utiliza el símbolo <text:s/>(#) seguido del nombre del id. A diferencia de las clases, el id solo se aplica a un único elemento dentro de la página.</text:span></text:h>
      <text:p text:style-name="P87">Ej:</text:p>
      <text:p text:style-name="P1"><text:span text:style-name="Source_20_Text"><text:span text:style-name="T48">#cabecera {</text:span></text:span></text:p>
      <text:p text:style-name="P3"><text:span text:style-name="Source_20_Text"><text:span text:style-name="T48"><text:s text:c="2"/>font-family: </text:span></text:span><text:span text:style-name="Source_20_Text"><text:span text:style-name="T52">Arial</text:span></text:span><text:span text:style-name="Source_20_Text"><text:span text:style-name="T48">;</text:span></text:span></text:p>
      <text:p text:style-name="P3"><text:span text:style-name="Source_20_Text"><text:span text:style-name="T48"><text:s text:c="2"/>font-size: 30px;</text:span></text:span></text:p>
      <text:p text:style-name="P3"><text:span text:style-name="Source_20_Text"><text:span text:style-name="T48"><text:s text:c="2"/>text-align: center;</text:span></text:span></text:p>
      <text:p text:style-name="P3"><text:span text:style-name="Source_20_Text"><text:span text:style-name="T48"><text:s text:c="2"/>color: #0000ff;</text:span></text:span></text:p>
      <text:p text:style-name="P4"><text:span text:style-name="Source_20_Text"><text:span text:style-name="T48">}</text:span></text:span></text:p>
      <text:p text:style-name="P87">Luego, en el HTML...</text:p>
      <text:p text:style-name="P19"/>
      <text:h text:style-name="Heading_20_2" text:outline-level="2"><text:soft-page-break/><text:span text:style-name="Source_20_Text"><text:span text:style-name="T68">&lt;div id="cabecera"&gt;</text:span></text:span><text:span text:style-name="Source_20_Text"><text:span text:style-name="T83">Cabezon</text:span></text:span><text:span text:style-name="Source_20_Text"><text:span text:style-name="T68">&lt;/div&gt;</text:span></text:span><text:span text:style-name="T69"><text:line-break/><text:line-break/></text:span><text:span text:style-name="T99">14-Propiedades relacionadas al borde de un elemento HTML (border-width, border-style, border-color</text:span><text:span text:style-name="T88">)</text:span><text:span text:style-name="T69"><text:line-break/><text:line-break/></text:span><text:span text:style-name="T68">Cada elemento en HTML crea una caja, y podemos acceder a sus bordes a través de las siguientes propiedades CSS:</text:span></text:h>
      <text:list text:style-name="L5">
        <text:list-item>
          <text:p text:style-name="P56"><text:span text:style-name="Strong_20_Emphasis"><text:span text:style-name="T48">border-width</text:span></text:span><text:span text:style-name="T48">: Define el grosor del borde.</text:span></text:p>
        </text:list-item>
        <text:list-item>
          <text:p text:style-name="P56"><text:span text:style-name="Strong_20_Emphasis"><text:span text:style-name="T48">border-style</text:span></text:span><text:span text:style-name="T48">: Establece el estilo del borde (por ejemplo, sólido, punteado, etc.).</text:span></text:p>
        </text:list-item>
        <text:list-item>
          <text:p text:style-name="P55"><text:span text:style-name="Strong_20_Emphasis"><text:span text:style-name="T48">border-color</text:span></text:span><text:span text:style-name="T48">: Especifica el color del borde.</text:span></text:p>
        </text:list-item>
      </text:list>
      <text:p text:style-name="P87">Estas propiedades nos permiten personalizar los bordes de cualquier elemento HTML.</text:p>
      <text:h text:style-name="Heading_20_2" text:outline-level="2"><text:span text:style-name="T98">15- Más propiedades relacionadas al borde de un elemento HTML</text:span><text:span text:style-name="T43"><text:line-break/><text:line-break/></text:span><text:span text:style-name="T33">CSS </text:span><text:span text:style-name="T34">deja</text:span><text:span text:style-name="T33"> personalizar cada uno de los cuatro bordes de un elemento HTML de manera independiente mediante las siguientes propiedades:</text:span></text:h>
      <text:list text:style-name="L6">
        <text:list-item>
          <text:p text:style-name="P58"><text:span text:style-name="Strong_20_Emphasis"><text:span text:style-name="T48">border-top-width, border-right-width, border-bottom-width, border-left-width</text:span></text:span><text:span text:style-name="T48">: Definen el grosor de cada borde.</text:span></text:p>
        </text:list-item>
        <text:list-item>
          <text:p text:style-name="P58"><text:span text:style-name="Strong_20_Emphasis"><text:span text:style-name="T48">border-top-style, border-right-style, border-bottom-style, border-left-style</text:span></text:span><text:span text:style-name="T48">: Establecen el estilo de cada borde (sólido, punteado, etc.).</text:span></text:p>
        </text:list-item>
        <text:list-item>
          <text:p text:style-name="P57"><text:span text:style-name="Strong_20_Emphasis"><text:span text:style-name="T48">border-top-color, border-right-color, border-bottom-color, border-left-color</text:span></text:span><text:span text:style-name="T48">: Definen el color de cada borde.</text:span></text:p>
        </text:list-item>
      </text:list>
      <text:h text:style-name="Heading_20_2" text:outline-level="2"><text:span text:style-name="T99">16-Propiedades relacionadas al padding de un elemento HTML</text:span><text:span text:style-name="T51"><text:line-break/><text:line-break/></text:span><text:span text:style-name="T68">El </text:span><text:span text:style-name="Strong_20_Emphasis"><text:span text:style-name="T68">padding</text:span></text:span><text:span text:style-name="T68"> crea espacio entre el contenido de un elemento HTML y su borde.</text:span></text:h>
      <text:list text:style-name="L7">
        <text:list-item>
          <text:p text:style-name="P59"><text:span text:style-name="Strong_20_Emphasis"><text:span text:style-name="T48">padding</text:span></text:span><text:span text:style-name="T48">: Si todos los lados tienen el mismo valor, esta propiedad </text:span><text:span text:style-name="T52">se ajusta</text:span><text:span text:style-name="T48"> a todos.</text:span></text:p>
        </text:list-item>
        <text:list-item>
          <text:p text:style-name="P60"><text:span text:style-name="Strong_20_Emphasis"><text:span text:style-name="T48">padding-top, padding-right, padding-bottom, padding-left</text:span></text:span><text:span text:style-name="T48">: Permiten configurar el espacio para cada lado del elemento.</text:span></text:p>
        </text:list-item>
      </text:list>
      <text:h text:style-name="Heading_20_2" text:outline-level="2"><text:line-break/><text:span text:style-name="T89">17- Propiedades relacionadas al margen de un elemento HTML</text:span></text:h>
      <text:p text:style-name="P42"/>
      <text:p text:style-name="P7"><text:span text:style-name="T48">Las propiedades </text:span><text:span text:style-name="T52">de</text:span><text:span text:style-name="T48">l </text:span><text:span text:style-name="Strong_20_Emphasis"><text:span text:style-name="T48">margen</text:span></text:span><text:span text:style-name="T48"> de </text:span><text:span text:style-name="T52">este</text:span><text:span text:style-name="T48"> elemento HTML son:</text:span></text:p>
      <text:list text:style-name="L8">
        <text:list-item>
          <text:p text:style-name="P62"><text:soft-page-break/><text:span text:style-name="Strong_20_Emphasis"><text:span text:style-name="T48">margin</text:span></text:span><text:span text:style-name="T48">: Establece el margen para todos los lados del elemento.</text:span></text:p>
        </text:list-item>
        <text:list-item>
          <text:p text:style-name="P61"><text:span text:style-name="Strong_20_Emphasis"><text:span text:style-name="T48">margin-top, margin-right, margin-bottom, margin-left</text:span></text:span><text:span text:style-name="T48">: Permiten ajustar el margen de manera independiente para cada lado.</text:span></text:p>
        </text:list-item>
      </text:list>
      <text:p text:style-name="P87">El margen se encuentra fuera del borde y separa los elementos HTML entre sí dentro de la página.</text:p>
      <text:h text:style-name="Heading_20_2" text:outline-level="2"><text:span text:style-name="T51"><text:line-break/></text:span><text:span text:style-name="T98">18- Propiedades relacionadas a listas</text:span><text:span text:style-name="T51"><text:line-break/></text:span><text:span text:style-name="T69"><text:line-break/></text:span><text:span text:style-name="T68">Las propiedades para personalizar </text:span><text:span text:style-name="Strong_20_Emphasis"><text:span text:style-name="T68">listas</text:span></text:span><text:span text:style-name="T68"> son:</text:span></text:h>
      <text:list text:style-name="L9">
        <text:list-item>
          <text:p text:style-name="P64"><text:span text:style-name="Strong_20_Emphasis"><text:span text:style-name="T48">list-style-type</text:span></text:span><text:span text:style-name="T48">: Define el estilo del marcador (punto, número, letra, etc.). Ejemplos: </text:span><text:span text:style-name="Source_20_Text"><text:span text:style-name="T48">disc</text:span></text:span><text:span text:style-name="T48">, </text:span><text:span text:style-name="Source_20_Text"><text:span text:style-name="T48">circle</text:span></text:span><text:span text:style-name="T48">, </text:span><text:span text:style-name="Source_20_Text"><text:span text:style-name="T48">square</text:span></text:span><text:span text:style-name="T48">, </text:span><text:span text:style-name="Source_20_Text"><text:span text:style-name="T48">decimal</text:span></text:span><text:span text:style-name="T48">, </text:span><text:span text:style-name="Source_20_Text"><text:span text:style-name="T48">lower-alpha</text:span></text:span><text:span text:style-name="T48">, etc.</text:span></text:p>
        </text:list-item>
        <text:list-item>
          <text:p text:style-name="P64"><text:span text:style-name="Strong_20_Emphasis"><text:span text:style-name="T48">list-style-position</text:span></text:span><text:span text:style-name="T48">: Establece la posición del marcador, puede ser </text:span><text:span text:style-name="Source_20_Text"><text:span text:style-name="T48">inside</text:span></text:span><text:span text:style-name="T48"> (dentro del contorno) o </text:span><text:span text:style-name="Source_20_Text"><text:span text:style-name="T48">outside</text:span></text:span><text:span text:style-name="T48"> (fuera del contorno).</text:span></text:p>
        </text:list-item>
        <text:list-item>
          <text:p text:style-name="P63"><text:span text:style-name="Strong_20_Emphasis"><text:span text:style-name="T48">list-style-image</text:span></text:span><text:span text:style-name="T48">: Permite usar una imagen como marcador, con valores </text:span><text:span text:style-name="Source_20_Text"><text:span text:style-name="T48">none</text:span></text:span><text:span text:style-name="T48"> o </text:span><text:span text:style-name="Source_20_Text"><text:span text:style-name="T48">url</text:span></text:span><text:span text:style-name="T48">.</text:span></text:p>
        </text:list-item>
      </text:list>
      <text:p text:style-name="P42"/>
      <text:h text:style-name="Heading_20_2" text:outline-level="2"><text:span text:style-name="T98">19-Propiedades relacionadas al fondo (background)</text:span><text:span text:style-name="T51"><text:line-break/><text:line-break/></text:span><text:span text:style-name="T68">Las propiedades CSS r</text:span><text:span text:style-name="T83">del</text:span><text:span text:style-name="T68"> </text:span><text:span text:style-name="Strong_20_Emphasis"><text:span text:style-name="T68">fondo</text:span></text:span><text:span text:style-name="T68"> de un elemento HTML son:</text:span></text:h>
      <text:list text:style-name="L10">
        <text:list-item>
          <text:p text:style-name="P66"><text:span text:style-name="Strong_20_Emphasis"><text:span text:style-name="T48">background-color</text:span></text:span><text:span text:style-name="T48">: </text:span><text:span text:style-name="T52">E</text:span><text:span text:style-name="T48">l color de fondo.</text:span></text:p>
        </text:list-item>
        <text:list-item>
          <text:p text:style-name="P66"><text:span text:style-name="Strong_20_Emphasis"><text:span text:style-name="T48">background-image</text:span></text:span><text:span text:style-name="T48">: Permite colocar una imagen de fondo.</text:span></text:p>
        </text:list-item>
        <text:list-item>
          <text:p text:style-name="P66"><text:span text:style-name="Strong_20_Emphasis"><text:span text:style-name="T48">background-repeat</text:span></text:span><text:span text:style-name="T48">: Define si la imagen de fondo se repite (valores: </text:span><text:span text:style-name="Source_20_Text"><text:span text:style-name="T48">repeat</text:span></text:span><text:span text:style-name="T48">, </text:span><text:span text:style-name="Source_20_Text"><text:span text:style-name="T48">no-repeat</text:span></text:span><text:span text:style-name="T48">, </text:span><text:span text:style-name="Source_20_Text"><text:span text:style-name="T48">repeat-x</text:span></text:span><text:span text:style-name="T48">, </text:span><text:span text:style-name="Source_20_Text"><text:span text:style-name="T48">repeat-y</text:span></text:span><text:span text:style-name="T48">).</text:span></text:p>
        </text:list-item>
        <text:list-item>
          <text:p text:style-name="P66"><text:span text:style-name="Strong_20_Emphasis"><text:span text:style-name="T48">background-position</text:span></text:span><text:span text:style-name="T48">: Ajusta la posición de la imagen de fondo.</text:span></text:p>
        </text:list-item>
        <text:list-item>
          <text:p text:style-name="P65"><text:span text:style-name="Strong_20_Emphasis"><text:span text:style-name="T48">background-attachment</text:span></text:span><text:span text:style-name="T48">: </text:span><text:span text:style-name="T53">Define como se comporta</text:span><text:span text:style-name="T48"> de la imagen de fondo </text:span><text:span text:style-name="T53">cuando hacemos </text:span><text:span text:style-name="T48">scroll (valores: </text:span><text:span text:style-name="Source_20_Text"><text:span text:style-name="T48">scroll</text:span></text:span><text:span text:style-name="T48">, </text:span><text:span text:style-name="Source_20_Text"><text:span text:style-name="T48">fixed</text:span></text:span><text:span text:style-name="T48">).</text:span></text:p>
        </text:list-item>
      </text:list>
      <text:p text:style-name="P42"><text:line-break/></text:p>
      <text:h text:style-name="Heading_20_2" text:outline-level="2"><text:soft-page-break/><text:span text:style-name="T98">20-Propiedades relacionadas a fuentes (FORMATO RESUMIDO)</text:span><text:span text:style-name="T51"><text:line-break/><text:line-break/></text:span><text:span text:style-name="T68">La propiedad </text:span><text:span text:style-name="Strong_20_Emphasis"><text:span text:style-name="T68">font</text:span></text:span><text:span text:style-name="T68"> </text:span><text:span text:style-name="T84">nos </text:span><text:span text:style-name="T68">permite agrupar varias propiedades relacionadas con las fuentes en una sola. Su sintaxis incluye: </text:span><text:span text:style-name="Source_20_Text"><text:span text:style-name="T68">font-weight</text:span></text:span><text:span text:style-name="T68">, </text:span><text:span text:style-name="Source_20_Text"><text:span text:style-name="T68">font-style</text:span></text:span><text:span text:style-name="T68">, </text:span><text:span text:style-name="Source_20_Text"><text:span text:style-name="T68">font-variant</text:span></text:span><text:span text:style-name="T68">, seguido de los obligatorios </text:span><text:span text:style-name="Source_20_Text"><text:span text:style-name="T68">font-size</text:span></text:span><text:span text:style-name="T68"> y </text:span><text:span text:style-name="Source_20_Text"><text:span text:style-name="T68">font-family.</text:span></text:span><text:span text:style-name="Source_20_Text"><text:span text:style-name="T48"><text:line-break/><text:line-break/></text:span></text:span><text:span text:style-name="Source_20_Text"><text:span text:style-name="T97">21-Propiedades relacionadas al border (FORMATO RESUMIDO)</text:span></text:span><text:span text:style-name="Source_20_Text"><text:span text:style-name="T54"><text:line-break/></text:span></text:span><text:span text:style-name="Source_20_Text"><text:span text:style-name="T48"><text:line-break/></text:span></text:span><text:span text:style-name="Source_20_Text"><text:span text:style-name="T68">Con border se configuran todos los bordes a la vez:</text:span></text:span></text:h>
      <text:list text:style-name="L12">
        <text:list-item>
          <text:p text:style-name="P68"><text:span text:style-name="Source_20_Text"><text:span text:style-name="T48">border-width</text:span></text:span></text:p>
        </text:list-item>
        <text:list-item>
          <text:p text:style-name="P68"><text:span text:style-name="Source_20_Text"><text:span text:style-name="T48">border-style</text:span></text:span></text:p>
        </text:list-item>
        <text:list-item>
          <text:p text:style-name="P67"><text:span text:style-name="Source_20_Text"><text:span text:style-name="T48">border-color</text:span></text:span><text:span text:style-name="T48"><text:line-break/></text:span></text:p>
        </text:list-item>
      </text:list>
      <text:p text:style-name="Text_20_body"><text:span text:style-name="Strong_20_Emphasis"><text:span text:style-name="T68">Ej:</text:span></text:span></text:p>
      <text:p text:style-name="P1"><text:span text:style-name="Source_20_Text"><text:span text:style-name="T48">h1 {</text:span></text:span></text:p>
      <text:p text:style-name="P3"><text:span text:style-name="Source_20_Text"><text:span text:style-name="T48"><text:s text:c="2"/>border: 1px solid #ff0000;</text:span></text:span></text:p>
      <text:p text:style-name="P4"><text:span text:style-name="Source_20_Text"><text:span text:style-name="T48">}</text:span></text:span><text:span text:style-name="T48"><text:line-break/>Se </text:span><text:span text:style-name="T54">pueden</text:span><text:span text:style-name="T48"> configura</text:span><text:span text:style-name="T54">r</text:span><text:span text:style-name="T48"> los bordes por separado:</text:span></text:p>
      <text:list text:style-name="L14">
        <text:list-item>
          <text:p text:style-name="P70"><text:span text:style-name="Source_20_Text"><text:span text:style-name="T48">border-top</text:span></text:span></text:p>
        </text:list-item>
        <text:list-item>
          <text:p text:style-name="P70"><text:span text:style-name="Source_20_Text"><text:span text:style-name="T48">border-right</text:span></text:span></text:p>
        </text:list-item>
        <text:list-item>
          <text:p text:style-name="P70"><text:span text:style-name="Source_20_Text"><text:span text:style-name="T48">border-bottom</text:span></text:span></text:p>
        </text:list-item>
        <text:list-item>
          <text:p text:style-name="P69"><text:span text:style-name="Source_20_Text"><text:span text:style-name="T48">border-left</text:span></text:span><text:span text:style-name="T48"><text:line-break/>Indicando: </text:span><text:span text:style-name="Source_20_Text"><text:span text:style-name="T48">width</text:span></text:span><text:span text:style-name="T48">, </text:span><text:span text:style-name="Source_20_Text"><text:span text:style-name="T48">style</text:span></text:span><text:span text:style-name="T48">, y </text:span><text:span text:style-name="Source_20_Text"><text:span text:style-name="T48">color</text:span></text:span><text:span text:style-name="T48">.</text:span></text:p>
        </text:list-item>
      </text:list>
      <text:h text:style-name="Heading_20_2" text:outline-level="2"><text:span text:style-name="Source_20_Text"><text:span text:style-name="T97">22-Propiedades relacionadas al padding (FORMATO RESUMIDO)</text:span></text:span><text:span text:style-name="Source_20_Text"><text:span text:style-name="T54"><text:line-break/><text:line-break/></text:span></text:span><text:span text:style-name="Source_20_Text"><text:span text:style-name="T68">padding: padding-top padding-right padding-bottom padding-left;</text:span></text:span></text:h>
      <text:p text:style-name="Text_20_body"><text:span text:style-name="Strong_20_Emphasis"><text:span text:style-name="T68">Ej:</text:span></text:span></text:p>
      <text:p text:style-name="P13"><text:span text:style-name="Source_20_Text"><text:span text:style-name="T48">padding: 5px 10px 12px 3px;</text:span></text:span></text:p>
      <text:p text:style-name="P13"><text:span text:style-name="Source_20_Text"><text:span text:style-name="T54">Ahora c</text:span></text:span><text:span text:style-name="Strong_20_Emphasis"><text:span text:style-name="T70">on solo u</text:span></text:span><text:span text:style-name="Strong_20_Emphasis"><text:span text:style-name="T68">n valor, </text:span></text:span><text:span text:style-name="Strong_20_Emphasis"><text:span text:style-name="T70">el mismo padding para todo</text:span></text:span><text:span text:style-name="Strong_20_Emphasis"><text:span text:style-name="T48">:</text:span></text:span></text:p>
      <text:p text:style-name="P13"><text:span text:style-name="Source_20_Text"><text:span text:style-name="T48">padding: 1px;</text:span></text:span></text:p>
      <text:p text:style-name="P13"><text:span text:style-name="Strong_20_Emphasis"><text:span text:style-name="T68">Dos valores,</text:span></text:span><text:span text:style-name="Strong_20_Emphasis"><text:span text:style-name="T70">e</text:span></text:span><text:span text:style-name="T48">l primero es arriba y abajo, el segundo los lados:</text:span></text:p>
      <text:p text:style-name="P2"><text:span text:style-name="Source_20_Text"><text:span text:style-name="T48">padding: 5px 10px;</text:span></text:span><text:span text:style-name="Source_20_Text"><text:span text:style-name="T54"><text:line-break/></text:span></text:span></text:p>
      <text:h text:style-name="Heading_20_2" text:outline-level="2"><text:soft-page-break/><text:span text:style-name="Source_20_Text"><text:span text:style-name="T97">23-Propiedades relacionadas al margin (FORMATO RESUMIDO)</text:span></text:span><text:span text:style-name="Source_20_Text"><text:span text:style-name="T54"><text:line-break/><text:line-break/></text:span></text:span><text:span text:style-name="Source_20_Text"><text:span text:style-name="T70">Ej</text:span></text:span><text:span text:style-name="Source_20_Text"><text:span text:style-name="Strong_20_Emphasis"><text:span text:style-name="T68">:</text:span></text:span></text:span></text:h>
      <text:p text:style-name="P19"/>
      <text:p text:style-name="P1"><text:span text:style-name="Source_20_Text"><text:span text:style-name="T48">p {</text:span></text:span></text:p>
      <text:p text:style-name="P3"><text:span text:style-name="Source_20_Text"><text:span text:style-name="T48"><text:s text:c="2"/>margin: 5px 2px 4px 10px;</text:span></text:span></text:p>
      <text:p text:style-name="P14"><text:span text:style-name="Source_20_Text"><text:span text:style-name="T48">}</text:span></text:span></text:p>
      <text:p text:style-name="P14"><text:span text:style-name="Strong_20_Emphasis"><text:span text:style-name="T68">Un solo valor, </text:span></text:span><text:span text:style-name="Strong_20_Emphasis"><text:span text:style-name="T70">a</text:span></text:span><text:span text:style-name="T68">plica el mismo margen a los cuatro lados:</text:span></text:p>
      <text:p text:style-name="P13"><text:span text:style-name="Source_20_Text"><text:span text:style-name="T68">margin: 1px;</text:span></text:span></text:p>
      <text:p text:style-name="P13"><text:span text:style-name="Strong_20_Emphasis"><text:span text:style-name="T68">Dos valores, </text:span></text:span><text:span text:style-name="T68">El primero es para arriba y abajo, el segundo para los lados:</text:span></text:p>
      <text:p text:style-name="P2"><text:span text:style-name="Source_20_Text"><text:span text:style-name="T48">margin: 5px 10px;</text:span></text:span></text:p>
      <text:p text:style-name="P34"><text:span text:style-name="Source_20_Text"><text:span text:style-name="T48"/></text:span></text:p>
      <text:h text:style-name="Heading_20_2" text:outline-level="2"><text:span text:style-name="Source_20_Text"><text:span text:style-name="T97">24-Propiedades relacionadas al fondo (background)(FORMATO RESUMIDO)</text:span></text:span><text:span text:style-name="Source_20_Text"><text:span text:style-name="T54"><text:line-break/><text:line-break/></text:span></text:span><text:span text:style-name="Source_20_Text"><text:span text:style-name="T82">Atributos </text:span></text:span><text:span text:style-name="Source_20_Text"><text:span text:style-name="T68">background:</text:span></text:span></text:h>
      <text:list text:style-name="L22">
        <text:list-item>
          <text:p text:style-name="P72"><text:span text:style-name="Source_20_Text"><text:span text:style-name="T48">background-color</text:span></text:span></text:p>
        </text:list-item>
        <text:list-item>
          <text:p text:style-name="P72"><text:span text:style-name="Source_20_Text"><text:span text:style-name="T48">background-image</text:span></text:span></text:p>
        </text:list-item>
        <text:list-item>
          <text:p text:style-name="P72"><text:span text:style-name="Source_20_Text"><text:span text:style-name="T48">background-repeat</text:span></text:span></text:p>
        </text:list-item>
        <text:list-item>
          <text:p text:style-name="P72"><text:span text:style-name="Source_20_Text"><text:span text:style-name="T48">background-attachment</text:span></text:span></text:p>
        </text:list-item>
        <text:list-item>
          <text:p text:style-name="P71"><text:span text:style-name="Source_20_Text"><text:span text:style-name="T48">background-position</text:span></text:span></text:p>
        </text:list-item>
      </text:list>
      <text:p text:style-name="P87">El orden es <text:span text:style-name="T46">indistinto</text:span> y se pueden incluir solo las necesarias.</text:p>
      <text:p text:style-name="Text_20_body"><text:span text:style-name="Strong_20_Emphasis"><text:span text:style-name="T68">Ej:</text:span></text:span></text:p>
      <text:p text:style-name="P1"><text:span text:style-name="Source_20_Text"><text:span text:style-name="T48">p {</text:span></text:span></text:p>
      <text:p text:style-name="P3"><text:span text:style-name="Source_20_Text"><text:span text:style-name="T48"><text:s text:c="2"/>background: #cccccc url(fondo.jpg) repeat;</text:span></text:span></text:p>
      <text:p text:style-name="P4"><text:span text:style-name="Source_20_Text"><text:span text:style-name="T48">}</text:span></text:span></text:p>
      <text:h text:style-name="Heading_20_2" text:outline-level="2"><text:span text:style-name="Source_20_Text"><text:span text:style-name="T96">25-Selector universal *</text:span></text:span><text:span text:style-name="Source_20_Text"><text:span text:style-name="T55"><text:line-break/><text:line-break/></text:span></text:span><text:span text:style-name="Source_20_Text"><text:span text:style-name="T68">Aplica propiedades a </text:span></text:span><text:span text:style-name="Source_20_Text"><text:span text:style-name="Strong_20_Emphasis"><text:span text:style-name="T68">todos los elementos HTML</text:span></text:span></text:span><text:span text:style-name="Source_20_Text"><text:span text:style-name="T68">. </text:span></text:span><text:span text:style-name="T68">Se utiliza el carácter </text:span><text:span text:style-name="Source_20_Text"><text:span text:style-name="T68">*</text:span></text:span><text:span text:style-name="T68">.</text:span></text:h>
      <text:p text:style-name="Text_20_body"><text:span text:style-name="Strong_20_Emphasis"><text:span text:style-name="T68">Ej:</text:span></text:span></text:p>
      <text:p text:style-name="P1"><text:span text:style-name="Source_20_Text"><text:span text:style-name="T48">* {</text:span></text:span></text:p>
      <text:p text:style-name="P3"><text:span text:style-name="Source_20_Text"><text:span text:style-name="T48"><text:s text:c="2"/>margin: 0;</text:span></text:span></text:p>
      <text:p text:style-name="P3"><text:soft-page-break/><text:span text:style-name="Source_20_Text"><text:span text:style-name="T48"><text:s text:c="2"/>padding: 0;</text:span></text:span></text:p>
      <text:p text:style-name="P3"><text:span text:style-name="Source_20_Text"><text:span text:style-name="T48"><text:s text:c="2"/>color: #ff0000;</text:span></text:span></text:p>
      <text:p text:style-name="P4"><text:span text:style-name="Source_20_Text"><text:span text:style-name="T48">}</text:span></text:span></text:p>
      <text:h text:style-name="Heading_20_2" text:outline-level="2"><text:span text:style-name="T68">Esto elimina márgenes y rellenos predeterminados de todos los elementos y establece el color del texto en rojo.</text:span><text:span text:style-name="Source_20_Text"><text:span text:style-name="T55"><text:line-break/><text:line-break/></text:span></text:span><text:span text:style-name="Source_20_Text"><text:span text:style-name="T96">26-Pseudoclases</text:span></text:span><text:span text:style-name="Source_20_Text"><text:span text:style-name="T55"><text:line-break/><text:line-break/></text:span></text:span><text:span text:style-name="Source_20_Text"><text:span text:style-name="T68">Son clases especiales que representan estados de un elemento HTML.</text:span></text:span><text:span text:style-name="T68"><text:line-break/>Se usa un colon (</text:span><text:span text:style-name="Source_20_Text"><text:span text:style-name="T68">:</text:span></text:span><text:span text:style-name="T68">) para separar el elemento de la pseudoclase.</text:span></text:h>
      <text:p text:style-name="P1"><text:span text:style-name="Source_20_Text"><text:span text:style-name="T48">a:pseudoclase {</text:span></text:span></text:p>
      <text:p text:style-name="P3"><text:span text:style-name="Source_20_Text"><text:span text:style-name="T48"><text:s text:c="2"/>propiedad: valor;</text:span></text:span></text:p>
      <text:p text:style-name="P15"><text:span text:style-name="Source_20_Text"><text:span text:style-name="T48">}</text:span></text:span></text:p>
      <text:p text:style-name="P15"><text:span text:style-name="Strong_20_Emphasis"><text:span text:style-name="T68">Pseudoclases comunes para </text:span></text:span><text:span text:style-name="Strong_20_Emphasis"><text:span text:style-name="Source_20_Text"><text:span text:style-name="T68">&lt;a&gt;</text:span></text:span></text:span><text:span text:style-name="Strong_20_Emphasis"><text:span text:style-name="T68">:</text:span></text:span></text:p>
      <text:list text:style-name="L30">
        <text:list-item>
          <text:p text:style-name="P74"><text:span text:style-name="Strong_20_Emphasis"><text:span text:style-name="Source_20_Text"><text:span text:style-name="T48">link</text:span></text:span></text:span><text:span text:style-name="Strong_20_Emphasis"><text:span text:style-name="T48">:</text:span></text:span><text:span text:style-name="T48"> Enlace sin visitar.</text:span></text:p>
        </text:list-item>
        <text:list-item>
          <text:p text:style-name="P74"><text:span text:style-name="Strong_20_Emphasis"><text:span text:style-name="Source_20_Text"><text:span text:style-name="T48">visited</text:span></text:span></text:span><text:span text:style-name="Strong_20_Emphasis"><text:span text:style-name="T48">:</text:span></text:span><text:span text:style-name="T48"> Enlace ya visitado.</text:span></text:p>
        </text:list-item>
        <text:list-item>
          <text:p text:style-name="P74"><text:span text:style-name="Strong_20_Emphasis"><text:span text:style-name="Source_20_Text"><text:span text:style-name="T48">hover</text:span></text:span></text:span><text:span text:style-name="Strong_20_Emphasis"><text:span text:style-name="T48">:</text:span></text:span><text:span text:style-name="T48"> Enlace cuando el cursor está encima.</text:span></text:p>
        </text:list-item>
        <text:list-item>
          <text:p text:style-name="P75"><text:span text:style-name="Strong_20_Emphasis"><text:span text:style-name="Source_20_Text"><text:span text:style-name="T48">active</text:span></text:span></text:span><text:span text:style-name="Strong_20_Emphasis"><text:span text:style-name="T48">:</text:span></text:span><text:span text:style-name="T48"> Enlace con el foco activo (ej. usando </text:span><text:span text:style-name="Source_20_Text"><text:span text:style-name="T48">Tab</text:span></text:span><text:span text:style-name="T48">).</text:span></text:p>
        </text:list-item>
      </text:list>
      <text:p text:style-name="P73"><text:span text:style-name="T36">E</text:span><text:span text:style-name="T35">l orden en que definimos las pseudoclases es fundamental para su funcionamiento:</text:span><text:span text:style-name="T48"><text:line-break/></text:span><text:span text:style-name="Strong_20_Emphasis"><text:span text:style-name="Source_20_Text"><text:span text:style-name="T68">link</text:span></text:span></text:span><text:span text:style-name="Strong_20_Emphasis"><text:span text:style-name="T68"> → </text:span></text:span><text:span text:style-name="Strong_20_Emphasis"><text:span text:style-name="Source_20_Text"><text:span text:style-name="T68">visited</text:span></text:span></text:span><text:span text:style-name="Strong_20_Emphasis"><text:span text:style-name="T68"> → </text:span></text:span><text:span text:style-name="Strong_20_Emphasis"><text:span text:style-name="Source_20_Text"><text:span text:style-name="T68">hover</text:span></text:span></text:span><text:span text:style-name="Strong_20_Emphasis"><text:span text:style-name="T68"> → </text:span></text:span><text:span text:style-name="Strong_20_Emphasis"><text:span text:style-name="Source_20_Text"><text:span text:style-name="T68">active</text:span></text:span></text:span><text:span text:style-name="T68">.</text:span></text:p>
      <text:h text:style-name="Heading_20_2" text:outline-level="2"><text:span text:style-name="Source_20_Text"><text:span text:style-name="T96">27-Eliminar el subrayado a un enlace “a” por medio de las pseudoclases</text:span></text:span><text:span text:style-name="Source_20_Text"><text:span text:style-name="T55"><text:line-break/><text:line-break/></text:span></text:span><text:span text:style-name="Source_20_Text"><text:span text:style-name="T68">Quita</text:span></text:span><text:span text:style-name="Source_20_Text"><text:span text:style-name="T81">mos</text:span></text:span><text:span text:style-name="Source_20_Text"><text:span text:style-name="T68"> el subrayado de los enlaces para mejorar la estética.</text:span></text:span></text:h>
      <text:p text:style-name="P35"><text:span text:style-name="Source_20_Text"><text:span text:style-name="T48"/></text:span></text:p>
      <text:p text:style-name="Text_20_body"><text:span text:style-name="Strong_20_Emphasis"><text:span text:style-name="T68">Ej:</text:span></text:span></text:p>
      <text:p text:style-name="P1"><text:span text:style-name="Source_20_Text"><text:span text:style-name="T48">a:link {</text:span></text:span></text:p>
      <text:p text:style-name="P3"><text:span text:style-name="Source_20_Text"><text:span text:style-name="T48"><text:s text:c="2"/>text-decoration: none;</text:span></text:span></text:p>
      <text:p text:style-name="P3"><text:span text:style-name="Source_20_Text"><text:span text:style-name="T48">}</text:span></text:span></text:p>
      <text:p text:style-name="P20"/>
      <text:p text:style-name="P3"><text:span text:style-name="Source_20_Text"><text:span text:style-name="T48">a:visited {</text:span></text:span></text:p>
      <text:p text:style-name="P3"><text:span text:style-name="Source_20_Text"><text:span text:style-name="T48"><text:s text:c="2"/>text-decoration: none;</text:span></text:span></text:p>
      <text:p text:style-name="P4"><text:span text:style-name="Source_20_Text"><text:span text:style-name="T48">}</text:span></text:span><text:span text:style-name="Source_20_Text"><text:span text:style-name="T55"><text:line-break/></text:span></text:span></text:p>
      <text:h text:style-name="Heading_20_2" text:outline-level="2"><text:soft-page-break/><text:span text:style-name="Source_20_Text"><text:span text:style-name="T96">28-Creación de un menú vertical configutando las pseudoclases</text:span></text:span><text:span text:style-name="Source_20_Text"><text:span text:style-name="T55"><text:line-break/><text:line-break/></text:span></text:span><text:span text:style-name="Source_20_Text"><text:span text:style-name="T68">Cre</text:span></text:span><text:span text:style-name="Source_20_Text"><text:span text:style-name="T81">amos</text:span></text:span><text:span text:style-name="Source_20_Text"><text:span text:style-name="T68"> un menú </text:span></text:span><text:span text:style-name="Source_20_Text"><text:span text:style-name="T81">fácil</text:span></text:span><text:span text:style-name="Source_20_Text"><text:span text:style-name="T68"> con cambi</text:span></text:span><text:span text:style-name="Source_20_Text"><text:span text:style-name="T81">ando</text:span></text:span><text:span text:style-name="Source_20_Text"><text:span text:style-name="T68"> </text:span></text:span><text:span text:style-name="Source_20_Text"><text:span text:style-name="T81">el</text:span></text:span><text:span text:style-name="Source_20_Text"><text:span text:style-name="T68"> estilo al pasar el cursor sobre los enlaces.</text:span></text:span></text:h>
      <text:p text:style-name="P35"><text:span text:style-name="Source_20_Text"><text:span text:style-name="T87"/></text:span></text:p>
      <text:p text:style-name="P1"><text:span text:style-name="Source_20_Text"><text:span text:style-name="T48">&lt;div class="menu"&gt;</text:span></text:span></text:p>
      <text:p text:style-name="P3"><text:span text:style-name="Source_20_Text"><text:span text:style-name="T48"><text:s text:c="2"/>&lt;p&gt;&lt;a href="#link1"&gt;Enlace 1&lt;/a&gt;&lt;/p&gt;</text:span></text:span></text:p>
      <text:p text:style-name="P3"><text:span text:style-name="Source_20_Text"><text:span text:style-name="T48"><text:s text:c="2"/>&lt;p&gt;&lt;a href="#link2"&gt;Enlace 2&lt;/a&gt;&lt;/p&gt;</text:span></text:span></text:p>
      <text:p text:style-name="P3"><text:span text:style-name="Source_20_Text"><text:span text:style-name="T48"><text:s text:c="2"/>&lt;p&gt;&lt;a href="#link3"&gt;Enlace 3&lt;/a&gt;&lt;/p&gt;</text:span></text:span></text:p>
      <text:h text:style-name="Heading_20_2" text:outline-level="2"><text:span text:style-name="Source_20_Text"><text:span text:style-name="T68">&lt;/div&gt;</text:span></text:span><text:span text:style-name="Source_20_Text"><text:span text:style-name="T55"><text:line-break/><text:line-break/></text:span></text:span><text:span text:style-name="Source_20_Text"><text:span text:style-name="T96">29-Creación de un menú horizontal con una lista</text:span></text:span><text:span text:style-name="Source_20_Text"><text:span text:style-name="T55"><text:line-break/></text:span></text:span><text:span text:style-name="T48"><text:line-break/></text:span><text:span text:style-name="T68">Un menú común es el horizontal, donde las opciones están alineadas una al lado de otra. </text:span><text:span text:style-name="T71">Utilizamos</text:span><text:span text:style-name="T68"> una lista no ordenada con elementos de lista que contienen enlaces. Para que los elementos se ubiquen horizontalmente, se usa la propiedad </text:span><text:span text:style-name="Source_20_Text"><text:span text:style-name="T68">float: left</text:span></text:span><text:span text:style-name="T68">.</text:span></text:h>
      <text:p text:style-name="Text_20_body"><text:span text:style-name="Strong_20_Emphasis"><text:span text:style-name="T68">HTML:</text:span></text:span></text:p>
      <text:list text:style-name="L36">
        <text:list-header>
          <text:p text:style-name="P22"/>
          <text:p text:style-name="P18"><text:span text:style-name="Source_20_Text"><text:span text:style-name="T48">&lt;ul class="menu-horizontal"&gt;</text:span></text:span></text:p>
          <text:p text:style-name="P16"><text:span text:style-name="Source_20_Text"><text:span text:style-name="T48"><text:s text:c="2"/>&lt;li&gt;&lt;a href="#opcion1"&gt;Opción 1&lt;/a&gt;&lt;/li&gt;</text:span></text:span></text:p>
          <text:p text:style-name="P16"><text:span text:style-name="Source_20_Text"><text:span text:style-name="T48"><text:s text:c="2"/>&lt;li&gt;&lt;a href="#opcion2"&gt;Opción 2&lt;/a&gt;&lt;/li&gt;</text:span></text:span></text:p>
          <text:p text:style-name="P16"><text:span text:style-name="Source_20_Text"><text:span text:style-name="T48"><text:s text:c="2"/>&lt;li&gt;&lt;a href="#opcion3"&gt;Opción 3&lt;/a&gt;&lt;/li&gt;</text:span></text:span></text:p>
          <text:p text:style-name="P17"><text:span text:style-name="Source_20_Text"><text:span text:style-name="T48">&lt;/ul&gt;</text:span></text:span></text:p>
        </text:list-header>
      </text:list>
      <text:p text:style-name="P76"><text:span text:style-name="Strong_20_Emphasis"><text:span text:style-name="T71">CSS:</text:span></text:span></text:p>
      <text:list text:continue-numbering="true" text:style-name="L36">
        <text:list-header>
          <text:p text:style-name="P18"><text:span text:style-name="Source_20_Text"><text:span text:style-name="T48">.menu-horizontal {</text:span></text:span></text:p>
          <text:p text:style-name="P16"><text:span text:style-name="Source_20_Text"><text:span text:style-name="T48"><text:s text:c="2"/>list-style: none; /* Quitar viñetas */</text:span></text:span></text:p>
          <text:p text:style-name="P16"><text:span text:style-name="Source_20_Text"><text:span text:style-name="T48"><text:s text:c="2"/>padding: 0;</text:span></text:span></text:p>
          <text:p text:style-name="P16"><text:span text:style-name="Source_20_Text"><text:span text:style-name="T48"><text:s text:c="2"/>margin: 0;</text:span></text:span></text:p>
          <text:p text:style-name="P16"><text:span text:style-name="Source_20_Text"><text:span text:style-name="T48">}</text:span></text:span></text:p>
          <text:p text:style-name="P23"/>
          <text:p text:style-name="P16"><text:span text:style-name="Source_20_Text"><text:span text:style-name="T48">.menu-horizontal li {</text:span></text:span></text:p>
          <text:p text:style-name="P16"><text:span text:style-name="Source_20_Text"><text:span text:style-name="T48"><text:s text:c="2"/>float: left; <text:s text:c="6"/>/* Colocar los ítems uno al lado del otro */</text:span></text:span></text:p>
          <text:p text:style-name="P16"><text:span text:style-name="Source_20_Text"><text:span text:style-name="T48"><text:s text:c="2"/>margin-right: 15px; /* Separación entre ítems */</text:span></text:span></text:p>
          <text:p text:style-name="P16"><text:span text:style-name="Source_20_Text"><text:span text:style-name="T48">}</text:span></text:span></text:p>
          <text:p text:style-name="P23"/>
          <text:p text:style-name="P16"><text:span text:style-name="Source_20_Text"><text:span text:style-name="T48">.menu-horizontal a {</text:span></text:span></text:p>
          <text:p text:style-name="P16"><text:span text:style-name="Source_20_Text"><text:span text:style-name="T48"><text:s text:c="2"/>text-decoration: none; /* Quitar subrayado */</text:span></text:span></text:p>
          <text:p text:style-name="P16"><text:span text:style-name="Source_20_Text"><text:span text:style-name="T48"><text:s text:c="2"/>padding: 10px 15px; <text:s text:c="3"/>/* Espaciado interno */</text:span></text:span></text:p>
          <text:p text:style-name="P16"><text:span text:style-name="Source_20_Text"><text:span text:style-name="T48"><text:s text:c="2"/>color: black;</text:span></text:span></text:p>
          <text:p text:style-name="P16"><text:soft-page-break/><text:span text:style-name="Source_20_Text"><text:span text:style-name="T48"><text:s text:c="2"/>background-color: #f0f0f0;</text:span></text:span></text:p>
          <text:p text:style-name="P16"><text:span text:style-name="Source_20_Text"><text:span text:style-name="T48"><text:s text:c="2"/>display: block; <text:s text:c="7"/>/* Asegurar el área clicable */</text:span></text:span></text:p>
          <text:p text:style-name="P16"><text:span text:style-name="Source_20_Text"><text:span text:style-name="T48">}</text:span></text:span></text:p>
          <text:p text:style-name="P23"/>
          <text:p text:style-name="P16"><text:span text:style-name="Source_20_Text"><text:span text:style-name="T48">.menu-horizontal a:hover {</text:span></text:span></text:p>
          <text:p text:style-name="P16"><text:span text:style-name="Source_20_Text"><text:span text:style-name="T48"><text:s text:c="2"/>background-color: #007BFF; /* Cambia el fondo */</text:span></text:span></text:p>
          <text:p text:style-name="P16"><text:span text:style-name="Source_20_Text"><text:span text:style-name="T48"><text:s text:c="2"/>color: white; <text:s text:c="13"/>/* Cambia el color del texto */</text:span></text:span></text:p>
          <text:p text:style-name="P17"><text:span text:style-name="Source_20_Text"><text:span text:style-name="T48">}</text:span></text:span></text:p>
        </text:list-header>
      </text:list>
      <text:h text:style-name="Heading_20_2" text:outline-level="2"><text:span text:style-name="Source_20_Text"><text:span text:style-name="T55"><text:line-break/><text:line-break/></text:span></text:span><text:span text:style-name="Source_20_Text"><text:span text:style-name="T96">30-Propiedades relacionadas a la dimensión de un objeto en la página</text:span></text:span><text:span text:style-name="Source_20_Text"><text:span text:style-name="T55"><text:line-break/><text:line-break/>“</text:span></text:span><text:span text:style-name="Source_20_Text"><text:span text:style-name="T68">width” </text:span></text:span><text:span text:style-name="Source_20_Text"><text:span text:style-name="T71">f</text:span></text:span><text:span text:style-name="Source_20_Text"><text:span text:style-name="T68">ija el ancho de un elemento </text:span></text:span><text:span text:style-name="Source_20_Text"><text:span text:style-name="T71">y “</text:span></text:span><text:span text:style-name="Source_20_Text"><text:span text:style-name="T68">height”</text:span></text:span><text:span text:style-name="T68"> </text:span><text:span text:style-name="T71">f</text:span><text:span text:style-name="T68">ija el alto de un elemento</text:span><text:span text:style-name="T48">.</text:span></text:h>
      <text:p text:style-name="Text_20_body"><text:span text:style-name="T48">Si no se establece un valor, el navegador usa </text:span><text:span text:style-name="Source_20_Text"><text:span text:style-name="T48">auto</text:span></text:span><text:span text:style-name="T48"> </text:span><text:span text:style-name="T56">y</text:span><text:span text:style-name="T48"> calcula el tamaño en </text:span><text:span text:style-name="T56">base</text:span><text:span text:style-name="T48"> </text:span><text:span text:style-name="T56">al </text:span><text:span text:style-name="T48">contenido y el espacio disponible.</text:span></text:p>
      <text:p text:style-name="Text_20_body"><text:span text:style-name="Strong_20_Emphasis"><text:span text:style-name="T68">Otras propiedades:</text:span></text:span></text:p>
      <text:list text:style-name="L44">
        <text:list-item>
          <text:p text:style-name="P79"><text:span text:style-name="Source_20_Text"><text:span text:style-name="T48">min-width</text:span></text:span><text:span text:style-name="T48">: Define el ancho mínimo.</text:span></text:p>
        </text:list-item>
        <text:list-item>
          <text:p text:style-name="P79"><text:span text:style-name="Source_20_Text"><text:span text:style-name="T48">max-width</text:span></text:span><text:span text:style-name="T48">: Define el ancho máximo.</text:span></text:p>
        </text:list-item>
        <text:list-item>
          <text:p text:style-name="P79"><text:span text:style-name="Source_20_Text"><text:span text:style-name="T48">min-height</text:span></text:span><text:span text:style-name="T48">: Define la altura mínima.</text:span></text:p>
        </text:list-item>
        <text:list-item>
          <text:p text:style-name="P78"><text:span text:style-name="Source_20_Text"><text:span text:style-name="T48">max-height</text:span></text:span><text:span text:style-name="T48">: Define la altura máxima.</text:span></text:p>
        </text:list-item>
      </text:list>
      <text:h text:style-name="Heading_20_2" text:outline-level="2"><text:span text:style-name="Source_20_Text"><text:span text:style-name="T55"><text:line-break/></text:span></text:span><text:span text:style-name="Source_20_Text"><text:span text:style-name="T95">31- unidades de medida (px,rem,em,cm,mm,etc)</text:span></text:span><text:span text:style-name="Source_20_Text"><text:span text:style-name="T56"><text:line-break/><text:line-break/></text:span></text:span><text:span text:style-name="Source_20_Text"><text:span text:style-name="T68">Existen varias unidades de medida para definir tamaños en CSS, cada una adecuada para diferentes situaciones:</text:span></text:span></text:h>
      <text:list text:style-name="L49">
        <text:list-item>
          <text:p text:style-name="P80"><text:span text:style-name="Source_20_Text"><text:span text:style-name="T68">px</text:span></text:span><text:span text:style-name="T68"> (píxeles): La unidad más común para definir tamaños.</text:span></text:p>
        </text:list-item>
        <text:list-item>
          <text:p text:style-name="P80"><text:span text:style-name="Source_20_Text"><text:span text:style-name="T68">in</text:span></text:span><text:span text:style-name="T68"> (pulgadas), </text:span><text:span text:style-name="Source_20_Text"><text:span text:style-name="T68">cm</text:span></text:span><text:span text:style-name="T68"> (centímetros), </text:span><text:span text:style-name="Source_20_Text"><text:span text:style-name="T68">mm</text:span></text:span><text:span text:style-name="T68"> (milímetros): Unidades físicas.</text:span></text:p>
        </text:list-item>
        <text:list-item>
          <text:p text:style-name="P80"><text:span text:style-name="Source_20_Text"><text:span text:style-name="T68">pt</text:span></text:span><text:span text:style-name="T68"> (puntos): 1 punto = 1/72 pulgadas.</text:span></text:p>
        </text:list-item>
        <text:list-item>
          <text:p text:style-name="P80"><text:span text:style-name="Source_20_Text"><text:span text:style-name="T68">pc</text:span></text:span><text:span text:style-name="T68"> (picas): 1 pica = 12 puntos.</text:span></text:p>
        </text:list-item>
        <text:list-item>
          <text:p text:style-name="P81"><text:span text:style-name="Source_20_Text"><text:span text:style-name="T68">rem (root em): Tamaño basado en la fuente del elemento raíz del documento.</text:span></text:span></text:p>
        </text:list-item>
      </text:list>
      <text:list text:style-name="L51">
        <text:list-item>
          <text:p text:style-name="P82"><text:span text:style-name="Source_20_Text"><text:span text:style-name="T68">em</text:span></text:span><text:span text:style-name="T68"> (em): Basada en la altura de la fuente del elemento actual.</text:span></text:p>
        </text:list-item>
      </text:list>
      <text:list text:style-name="L52">
        <text:list-item>
          <text:p text:style-name="P83"><text:span text:style-name="Source_20_Text"><text:span text:style-name="T68">ex</text:span></text:span><text:span text:style-name="T68"> (ex): Basada en la altura de la letra "x" minúscula.</text:span></text:p>
        </text:list-item>
      </text:list>
      <text:list text:style-name="L53">
        <text:list-item>
          <text:p text:style-name="P84"><text:span text:style-name="Source_20_Text"><text:span text:style-name="T68">%</text:span></text:span><text:span text:style-name="T68"> (porcentaje): Relativo al tamaño del elemento contenedor.</text:span></text:p>
        </text:list-item>
      </text:list>
      <text:h text:style-name="Heading_20_2" text:outline-level="2"><text:soft-page-break/><text:span text:style-name="Source_20_Text"><text:span text:style-name="T89">32-Formas para indicar el color.</text:span></text:span></text:h>
      <text:p text:style-name="P77"><text:span text:style-name="Source_20_Text"><text:span text:style-name="Strong_20_Emphasis"><text:span text:style-name="T68">-He</text:span></text:span></text:span><text:span text:style-name="Source_20_Text"><text:span text:style-name="Strong_20_Emphasis"><text:span text:style-name="T72">x</text:span></text:span></text:span><text:span text:style-name="Source_20_Text"><text:span text:style-name="Strong_20_Emphasis"><text:span text:style-name="T68">adecimal:</text:span></text:span></text:span></text:p>
      <text:p text:style-name="P2"><text:span text:style-name="Source_20_Text"><text:span text:style-name="T68">background-color: #ff0000;</text:span></text:span></text:p>
      <text:p text:style-name="P85"><text:span text:style-name="Strong_20_Emphasis"><text:span text:style-name="Source_20_Text"><text:span text:style-name="T72">-r</text:span></text:span></text:span><text:span text:style-name="Strong_20_Emphasis"><text:span text:style-name="Source_20_Text"><text:span text:style-name="T68">gb</text:span></text:span></text:span><text:span text:style-name="Strong_20_Emphasis"><text:span text:style-name="T68">:</text:span></text:span><text:span text:style-name="T68"><text:line-break/>Utiliza valores decimales entre 0 y 255 para rojo, verde y azul:</text:span></text:p>
      <text:p text:style-name="P85"><text:span text:style-name="Source_20_Text"><text:span text:style-name="T68">background-color: rgb(255, 0, 0);</text:span></text:span></text:p>
      <text:p text:style-name="Text_20_body"><text:span text:style-name="Strong_20_Emphasis"><text:span text:style-name="Source_20_Text"><text:span text:style-name="T68">-rgb</text:span></text:span></text:span><text:span text:style-name="Strong_20_Emphasis"><text:span text:style-name="T68"> con porcentaje:</text:span></text:span></text:p>
      <text:p text:style-name="P2"><text:span text:style-name="Source_20_Text"><text:span text:style-name="T68">background-color: rgb(100%, 0%, 0%);</text:span></text:span></text:p>
      <text:p text:style-name="Text_20_body"><text:span text:style-name="Strong_20_Emphasis"><text:span text:style-name="T72">-H</text:span></text:span><text:span text:style-name="Strong_20_Emphasis"><text:span text:style-name="T68">exadecimal abreviada:</text:span></text:span></text:p>
      <text:p text:style-name="P2"><text:span text:style-name="Source_20_Text"><text:span text:style-name="T68">background-color: #faf;</text:span></text:span></text:p>
      <text:h text:style-name="Heading_20_2" text:outline-level="2"><text:span text:style-name="Source_20_Text"><text:span text:style-name="T47">33-Definir un cursor para un elemento HTML</text:span></text:span></text:h>
      <text:p text:style-name="P77"><text:span text:style-name="Source_20_Text"><text:span text:style-name="T56">La propiedad cursor permite cambiar el cursor que se muestra cuando el </text:span></text:span><text:span text:style-name="Source_20_Text"><text:span text:style-name="T57">ratón</text:span></text:span><text:span text:style-name="Source_20_Text"><text:span text:style-name="T56"> está sobre </text:span></text:span><text:span text:style-name="Source_20_Text"><text:span text:style-name="T57">el</text:span></text:span><text:span text:style-name="Source_20_Text"><text:span text:style-name="T56"> elemento HTML. Algunos valores son:</text:span></text:span></text:p>
      <text:list text:style-name="L58">
        <text:list-item>
          <text:p text:style-name="P102"><text:span text:style-name="Source_20_Text"><text:span text:style-name="T48">crosshair</text:span></text:span></text:p>
        </text:list-item>
        <text:list-item>
          <text:p text:style-name="P102"><text:span text:style-name="Source_20_Text"><text:span text:style-name="T48">default</text:span></text:span></text:p>
        </text:list-item>
        <text:list-item>
          <text:p text:style-name="P102"><text:span text:style-name="Source_20_Text"><text:span text:style-name="T48">pointer</text:span></text:span><text:span text:style-name="T48"> (generalmente usado para enlaces)</text:span></text:p>
        </text:list-item>
        <text:list-item>
          <text:p text:style-name="P102"><text:span text:style-name="Source_20_Text"><text:span text:style-name="T48">move</text:span></text:span></text:p>
        </text:list-item>
        <text:list-item>
          <text:p text:style-name="P102"><text:span text:style-name="Source_20_Text"><text:span text:style-name="T48">text</text:span></text:span></text:p>
        </text:list-item>
        <text:list-item>
          <text:p text:style-name="P102"><text:span text:style-name="Source_20_Text"><text:span text:style-name="T48">wait</text:span></text:span></text:p>
        </text:list-item>
        <text:list-item>
          <text:p text:style-name="P102"><text:span text:style-name="Source_20_Text"><text:span text:style-name="T48">help</text:span></text:span></text:p>
        </text:list-item>
        <text:list-item>
          <text:p text:style-name="P102"><text:span text:style-name="Source_20_Text"><text:span text:style-name="T48">auto</text:span></text:span></text:p>
        </text:list-item>
        <text:list-item>
          <text:p text:style-name="P102"><text:span text:style-name="Source_20_Text"><text:span text:style-name="T48">e-resize</text:span></text:span><text:span text:style-name="T48"> </text:span></text:p>
        </text:list-item>
        <text:list-item>
          <text:p text:style-name="P102"><text:span text:style-name="Source_20_Text"><text:span text:style-name="T48">ne-resize</text:span></text:span></text:p>
        </text:list-item>
        <text:list-item>
          <text:p text:style-name="P102"><text:span text:style-name="Source_20_Text"><text:span text:style-name="T48">nw-resize</text:span></text:span></text:p>
        </text:list-item>
        <text:list-item>
          <text:p text:style-name="P102"><text:span text:style-name="Source_20_Text"><text:span text:style-name="T48">n-resize</text:span></text:span><text:span text:style-name="T48"> </text:span></text:p>
        </text:list-item>
        <text:list-item>
          <text:p text:style-name="P102"><text:span text:style-name="Source_20_Text"><text:span text:style-name="T48">se-resize</text:span></text:span><text:span text:style-name="T48"> </text:span></text:p>
        </text:list-item>
        <text:list-item>
          <text:p text:style-name="P102"><text:span text:style-name="Source_20_Text"><text:span text:style-name="T48">sw-resize</text:span></text:span></text:p>
        </text:list-item>
        <text:list-item>
          <text:p text:style-name="P102"><text:span text:style-name="Source_20_Text"><text:span text:style-name="T48">s-resize</text:span></text:span></text:p>
        </text:list-item>
        <text:list-item>
          <text:p text:style-name="P101"><text:span text:style-name="Source_20_Text"><text:span text:style-name="T48">w-resize</text:span></text:span></text:p>
        </text:list-item>
      </text:list>
      <text:h text:style-name="Heading_20_2" text:outline-level="2"><text:soft-page-break/><text:span text:style-name="Source_20_Text"><text:span text:style-name="T95">34-Aplicación de hojas de estilo para un formulario.</text:span></text:span><text:span text:style-name="Source_20_Text"><text:span text:style-name="T56"><text:line-break/><text:line-break/></text:span></text:span><text:span text:style-name="Source_20_Text"><text:span text:style-name="T72">Al formulario se le pueden aplicar hojas de estilo también.<text:line-break/>Ej:<text:line-break/>#contenedorform { </text:span></text:span></text:h>
      <text:p text:style-name="P24"><text:span text:style-name="Source_20_Text"><text:span text:style-name="T57">width:500px; </text:span></text:span></text:p>
      <text:p text:style-name="P24"><text:span text:style-name="Source_20_Text"><text:span text:style-name="T57">margin-left:20px; </text:span></text:span></text:p>
      <text:p text:style-name="P24"><text:span text:style-name="Source_20_Text"><text:span text:style-name="T57">margin-top:10px; </text:span></text:span></text:p>
      <text:p text:style-name="P24"><text:span text:style-name="Source_20_Text"><text:span text:style-name="T57">background-color:#ffe; </text:span></text:span></text:p>
      <text:p text:style-name="P24"><text:span text:style-name="Source_20_Text"><text:span text:style-name="T57">border:1px solid #CCC; </text:span></text:span></text:p>
      <text:p text:style-name="P24"><text:span text:style-name="Source_20_Text"><text:span text:style-name="T57">padding:10px 0 10px 0; </text:span></text:span></text:p>
      <text:p text:style-name="P24"><text:span text:style-name="Source_20_Text"><text:span text:style-name="T57">} </text:span></text:span></text:p>
      <text:p text:style-name="P24"><text:span text:style-name="Source_20_Text"><text:span text:style-name="T57">#contenedorform form label { </text:span></text:span></text:p>
      <text:p text:style-name="P24"><text:span text:style-name="Source_20_Text"><text:span text:style-name="T57">width:120px; </text:span></text:span></text:p>
      <text:p text:style-name="P24"><text:span text:style-name="Source_20_Text"><text:span text:style-name="T57">float:left; </text:span></text:span></text:p>
      <text:p text:style-name="P24"><text:span text:style-name="Source_20_Text"><text:span text:style-name="T57">font-family:verdana; </text:span></text:span></text:p>
      <text:p text:style-name="P24"><text:span text:style-name="Source_20_Text"><text:span text:style-name="T57">font-size:14px; </text:span></text:span></text:p>
      <text:p text:style-name="P24"><text:span text:style-name="Source_20_Text"><text:span text:style-name="T57">} </text:span></text:span></text:p>
      <text:p text:style-name="P24"><text:span text:style-name="Source_20_Text"><text:span text:style-name="T57">.botonsubmit { </text:span></text:span></text:p>
      <text:p text:style-name="P24"><text:span text:style-name="Source_20_Text"><text:span text:style-name="T57">color:#f00; </text:span></text:span></text:p>
      <text:p text:style-name="P24"><text:span text:style-name="Source_20_Text"><text:span text:style-name="T57">background-color:#bbb; </text:span></text:span></text:p>
      <text:p text:style-name="P24"><text:span text:style-name="Source_20_Text"><text:span text:style-name="T57">border: 1px solid #fff; </text:span></text:span></text:p>
      <text:p text:style-name="P24"><text:span text:style-name="Source_20_Text"><text:span text:style-name="T57">}</text:span></text:span></text:p>
      <text:h text:style-name="Heading_20_2" text:outline-level="2"><text:span text:style-name="Source_20_Text"><text:span text:style-name="T47">35-Definiendo reglas de estilo a una tabla.<text:line-break/><text:line-break/></text:span></text:span><text:span text:style-name="Source_20_Text"><text:span text:style-name="T68">Las tablas son elementos comunes en los sitios web, y se pueden aplicar varias propiedades a la tabla, filas y celdas. La propiedad border-collapse del elemento &lt;table&gt; puede tomar dos valores:</text:span></text:span></text:h>
      <text:list text:style-name="L59">
        <text:list-item>
          <text:p text:style-name="P104"><text:span text:style-name="Source_20_Text"><text:span text:style-name="T48">collapse</text:span></text:span><text:span text:style-name="T48">: Une las líneas de los bordes de las celdas, mejorando la estética en muchos casos.</text:span></text:p>
        </text:list-item>
        <text:list-item>
          <text:p text:style-name="P103"><text:span text:style-name="Source_20_Text"><text:span text:style-name="T48">separate</text:span></text:span><text:span text:style-name="T48">: Mantiene los bordes separados.</text:span></text:p>
        </text:list-item>
      </text:list>
      <text:h text:style-name="Heading_20_2" text:outline-level="2"><text:span text:style-name="Source_20_Text"><text:span text:style-name="T89">36-Posicionamiento relativo (position:relative)</text:span></text:span></text:h>
      <text:p text:style-name="P77"><text:span text:style-name="Source_20_Text"><text:span text:style-name="T56">La propiedad position define la ubicación de un elemento HTML. Por defecto, tiene el valor static..</text:span></text:span></text:p>
      <text:p text:style-name="Text_20_body"><text:span text:style-name="T48">Cuando se usa </text:span><text:span text:style-name="Source_20_Text"><text:span text:style-name="T48">position: relative</text:span></text:span><text:span text:style-name="T48">, se puede mover el elemento respecto a su posición original usando las propiedades </text:span><text:span text:style-name="Source_20_Text"><text:span text:style-name="T48">left</text:span></text:span><text:span text:style-name="T48"> y </text:span><text:span text:style-name="Source_20_Text"><text:span text:style-name="T48">top</text:span></text:span><text:span text:style-name="T48">, con valores positivos o negativos. </text:span><text:span text:style-name="T58">S</text:span><text:span text:style-name="T48">igue ocupando su espacio original, dejando un área vacía </text:span><text:span text:style-name="T58">donde estaba</text:span></text:p>
      <text:h text:style-name="Heading_20_2" text:outline-level="2"><text:soft-page-break/><text:span text:style-name="Source_20_Text"><text:span text:style-name="T89">37-Posicionamiento absoluto (position:absolute)</text:span></text:span><text:span text:style-name="Source_20_Text"><text:span text:style-name="T48"><text:line-break/><text:line-break/></text:span></text:span><text:span text:style-name="Source_20_Text"><text:span text:style-name="T68">Con position: absolute, un elemento se coloca fuera del flujo normal de la página, sin reservar espacio para él. </text:span></text:span><text:span text:style-name="Source_20_Text"><text:span text:style-name="T79">La posición se</text:span></text:span><text:span text:style-name="Source_20_Text"><text:span text:style-name="T68"> </text:span></text:span><text:span text:style-name="Source_20_Text"><text:span text:style-name="T79">calcula</text:span></text:span><text:span text:style-name="Source_20_Text"><text:span text:style-name="T68"> respecto a la página, y se utiliza junto con las propiedades top y left para ubicar</text:span></text:span><text:span text:style-name="Source_20_Text"><text:span text:style-name="T79">lo</text:span></text:span><text:span text:style-name="Source_20_Text"><text:span text:style-name="T68">. A</text:span></text:span><text:span text:style-name="Source_20_Text"><text:span text:style-name="T79">l contrario que el</text:span></text:span><text:span text:style-name="Source_20_Text"><text:span text:style-name="T68"> posicionamiento relativo, no deja espacio vacío en el lugar donde debería estar.</text:span></text:span></text:h>
      <text:h text:style-name="Heading_20_2" text:outline-level="2"><text:span text:style-name="Source_20_Text"><text:span text:style-name="T89">3</text:span></text:span><text:span text:style-name="Source_20_Text"><text:span text:style-name="T94">8</text:span></text:span><text:span text:style-name="Source_20_Text"><text:span text:style-name="T89">-Posicionamiento absoluto y propiedad z-index</text:span></text:span><text:span text:style-name="Source_20_Text"><text:span text:style-name="T48"><text:line-break/><text:line-break/></text:span></text:span><text:span text:style-name="Source_20_Text"><text:span text:style-name="T68">Cuando varios elementos con position: absolute se superponen, </text:span></text:span><text:span text:style-name="Source_20_Text"><text:span text:style-name="T79">utilizamos</text:span></text:span><text:span text:style-name="Source_20_Text"><text:span text:style-name="T68"> la propiedad z-index para definir cuál se muestra encima de los demás. El valor más alto de z-index tiene mayor prioridad para ser visible. El navegador renderiza los elementos en orden, de menor a mayor valor de z-index.</text:span></text:span></text:h>
      <text:h text:style-name="Heading_20_2" text:outline-level="2"><text:span text:style-name="Source_20_Text"><text:span text:style-name="T89">3</text:span></text:span><text:span text:style-name="Source_20_Text"><text:span text:style-name="T94">9</text:span></text:span><text:span text:style-name="Source_20_Text"><text:span text:style-name="T89">-Posicionamiento fijo (position:fixed)</text:span></text:span><text:span text:style-name="Source_20_Text"><text:span text:style-name="T48"><text:line-break/><text:line-break/></text:span></text:span><text:span text:style-name="Source_20_Text"><text:span text:style-name="T68">osition: fixed; </text:span></text:span><text:span text:style-name="Source_20_Text"><text:span text:style-name="T79">Coloca</text:span></text:span><text:span text:style-name="Source_20_Text"><text:span text:style-name="T68"> un elemento en una posición fija con respecto a la ventana del navegador, no a la página. A diferencia del posicionamiento absoluto, el elemento permanece en el mismo lugar incluso al hacer scroll en la página.</text:span></text:span><text:span text:style-name="Source_20_Text"><text:span text:style-name="T48"><text:line-break/></text:span></text:span></text:h>
      <text:h text:style-name="Heading_20_2" text:outline-level="2"><text:span text:style-name="Source_20_Text"><text:span text:style-name="T94">40</text:span></text:span><text:span text:style-name="Source_20_Text"><text:span text:style-name="T89">-Disposición de 2 columnas (position:absolute)</text:span></text:span><text:span text:style-name="Source_20_Text"><text:span text:style-name="T48"><text:line-break/><text:line-break/></text:span></text:span><text:span text:style-name="Source_20_Text"><text:span text:style-name="T68">Para crear una página con dos columnas sin usar tablas HTML, </text:span></text:span><text:span text:style-name="Source_20_Text"><text:span text:style-name="T79">podemos </text:span></text:span><text:span text:style-name="Source_20_Text"><text:span text:style-name="T68">utilizar position: absolute; para posicionar los elementos. Est</text:span></text:span><text:span text:style-name="Source_20_Text"><text:span text:style-name="T79">o p</text:span></text:span><text:span text:style-name="Source_20_Text"><text:span text:style-name="T68">ermite organizar el contenido de forma más flexible y </text:span></text:span><text:span text:style-name="Source_20_Text"><text:span text:style-name="T79">es </text:span></text:span><text:span text:style-name="Source_20_Text"><text:span text:style-name="T68">compatible con navegadores </text:span></text:span><text:span text:style-name="Source_20_Text"><text:span text:style-name="T79">antiguos</text:span></text:span><text:span text:style-name="Source_20_Text"><text:span text:style-name="T68">.</text:span></text:span><text:span text:style-name="Source_20_Text"><text:span text:style-name="T48"><text:line-break/><text:line-break/></text:span></text:span><text:span text:style-name="Source_20_Text"><text:span text:style-name="T92">41-Propiedad float aplicada a una imagen.</text:span></text:span><text:span text:style-name="Source_20_Text"><text:span text:style-name="T58"><text:line-break/><text:line-break/></text:span></text:span><text:span text:style-name="Source_20_Text"><text:span text:style-name="T79">La propiedad float saca un elemento del flujo normal de la página. Con los valores left, right o none, podemos hacer que el texto rodee una imagen (&lt;img&gt;), posicionándola a la izquierda o derecha del contenido. </text:span></text:span><text:span text:style-name="Source_20_Text"><text:span text:style-name="T58"><text:line-break/><text:line-break/></text:span></text:span><text:span text:style-name="Source_20_Text"><text:span text:style-name="T92">42-Propiedad float aplicada a otros elementos HTML</text:span></text:span></text:h>
      <text:h text:style-name="Heading_20_2" text:outline-level="2"><text:soft-page-break/><text:span text:style-name="Source_20_Text"><text:span text:style-name="T79">La propiedad float permite colocar cualquier elemento HTML a la izquierda o derecha, haciendo que otros elementos fluyan alrededor de él. Al usar float, se debe establecer el width para definir el ancho. El comportamiento de </text:span></text:span><text:span text:style-name="Source_20_Text"><text:span text:style-name="T80">la altura</text:span></text:span><text:span text:style-name="Source_20_Text"><text:span text:style-name="T79"> del elemento flotante afecta la disposición de los demás elementos, </text:span></text:span><text:span text:style-name="Source_20_Text"><text:span text:style-name="T80">igual que</text:span></text:span><text:span text:style-name="Source_20_Text"><text:span text:style-name="T79"> el texto que lo rodea o un div.</text:span></text:span><text:span text:style-name="Source_20_Text"><text:span text:style-name="T58"><text:line-break/><text:line-break/></text:span></text:span><text:span text:style-name="Source_20_Text"><text:span text:style-name="T92">43-Propiedad clear</text:span></text:span></text:h>
      <text:p text:style-name="P107"><text:span text:style-name="Source_20_Text"><text:span text:style-name="T58">La propiedad clear se usa junto </text:span></text:span><text:span text:style-name="Source_20_Text"><text:span text:style-name="T59">a</text:span></text:span><text:span text:style-name="Source_20_Text"><text:span text:style-name="T58"> elementos flotantes (float) para evitar que otros elementos se alineen junto a los flotantes. Puede especificar que el elemento no flote a la izquierda, derecha o en ambos lados.</text:span></text:span></text:p>
      <text:list text:style-name="L60">
        <text:list-item>
          <text:p text:style-name="P105"><text:span text:style-name="Source_20_Text"><text:span text:style-name="T48">both</text:span></text:span></text:p>
        </text:list-item>
        <text:list-item>
          <text:p text:style-name="P105"><text:span text:style-name="Source_20_Text"><text:span text:style-name="T48">left</text:span></text:span></text:p>
        </text:list-item>
        <text:list-item>
          <text:p text:style-name="P105"><text:span text:style-name="Source_20_Text"><text:span text:style-name="T48">right</text:span></text:span></text:p>
        </text:list-item>
        <text:list-item>
          <text:p text:style-name="P106"><text:span text:style-name="Source_20_Text"><text:span text:style-name="T48">none</text:span></text:span></text:p>
        </text:list-item>
      </text:list>
      <text:h text:style-name="Heading_20_2" text:outline-level="2"><text:span text:style-name="Source_20_Text"><text:span text:style-name="T92">44- Disposición de 2 columnas (propiedad float)</text:span></text:span><text:span text:style-name="Source_20_Text"><text:span text:style-name="T58"><text:line-break/><text:line-break/></text:span></text:span><text:span text:style-name="Source_20_Text"><text:span text:style-name="T79">Para crear una página con dos columnas usando float, se flotan dos div. El primer div se coloca a la izquierda con un ancho fijo, y el segundo se ajusta a la derecha con un margin-left </text:span></text:span><text:span text:style-name="Source_20_Text"><text:span text:style-name="T80">un poco mas largo </text:span></text:span><text:span text:style-name="Source_20_Text"><text:span text:style-name="T79">para evitar que se envuelva alrededor del primero si es más largo.</text:span></text:span><text:span text:style-name="Source_20_Text"><text:span text:style-name="T58"><text:line-break/></text:span></text:span><text:span text:style-name="Source_20_Text"><text:span text:style-name="T92"><text:line-break/>45- Disposición de 2 columnas (cabecera y pie)</text:span></text:span></text:h>
      <text:h text:style-name="Heading_20_2" text:outline-level="2"><text:span text:style-name="Source_20_Text"><text:span text:style-name="T79">Una estructura común es tener una cabecera, dos columnas y un pie de página. Para lograr un diseño fluido, donde el tamaño del contenido se adapte al tamaño de la ventana del navegador, se utiliza width: 100%. </text:span></text:span><text:span text:style-name="Source_20_Text"><text:span text:style-name="T78">Se hace similar con la segunda columna con margin en vez de floa</text:span></text:span><text:span text:style-name="Source_20_Text"><text:span text:style-name="T60">t.</text:span></text:span><text:span text:style-name="Source_20_Text"><text:span text:style-name="T58"><text:line-break/><text:line-break/></text:span></text:span><text:span text:style-name="Source_20_Text"><text:span text:style-name="T92">46- Disposición de </text:span></text:span><text:span text:style-name="Source_20_Text"><text:span text:style-name="T93">3</text:span></text:span><text:span text:style-name="Source_20_Text"><text:span text:style-name="T92"> columnas (cabecera y pie)</text:span></text:span></text:h>
      <text:p text:style-name="P26"><text:span text:style-name="Source_20_Text"><text:span text:style-name="T58">Para añadir una tercera columna flotante a la derecha, los div de las columnas 1 y 3 deben aparecer primero en el HTML, ya que son las que se flotan. La columna 2, que es la central, </text:span></text:span><text:span text:style-name="Source_20_Text"><text:span text:style-name="T60">tirnr que ir</text:span></text:span><text:span text:style-name="Source_20_Text"><text:span text:style-name="T58"> al final.</text:span></text:span></text:p>
      <text:h text:style-name="Heading_20_2" text:outline-level="2"><text:span text:style-name="Source_20_Text"><text:span text:style-name="T89">47- Diseño de ancho fijo</text:span></text:span></text:h>
      <text:p text:style-name="P19">En un diseño de ancho fijo, los elementos HTML no cambia cuando el tamaño de la ventana varía. Si el contenido no cabe, aparece<text:span text:style-name="T103">rá</text:span> una barra de desplazamiento. Las medidas <text:span text:style-name="T103">se indican</text:span> en píxeles.</text:p>
      <text:p text:style-name="P19"/>
      <text:h text:style-name="Heading_20_2" text:outline-level="2"><text:soft-page-break/><text:span text:style-name="Source_20_Text"><text:span text:style-name="T47">48- Diseño de ancho líquido</text:span></text:span></text:h>
      <text:p text:style-name="P25"><text:span text:style-name="Source_20_Text"><text:span text:style-name="T58">En un diseño de ancho líquido, los elementos se ajustan automáticamente al tamaño de la ventana expandiéndose o contrayéndose. </text:span></text:span><text:span text:style-name="Source_20_Text"><text:span text:style-name="T60">S</text:span></text:span><text:span text:style-name="Source_20_Text"><text:span text:style-name="T58">e utilizan porcentajes para definir el ancho de los div, </text:span></text:span><text:span text:style-name="Source_20_Text"><text:span text:style-name="T60">haciendo</text:span></text:span><text:span text:style-name="Source_20_Text"><text:span text:style-name="T58"> que el diseño se adapte al espacio disponible.</text:span></text:span></text:p>
      <text:h text:style-name="Heading_20_2" text:outline-level="2"><text:span text:style-name="Source_20_Text"><text:span text:style-name="T47">49- Selector de hijos</text:span></text:span></text:h>
      <text:p text:style-name="P26"><text:span text:style-name="Source_20_Text"><text:span text:style-name="T58">Los selectores permiten aplicar estilos a elementos </text:span></text:span><text:span text:style-name="Source_20_Text"><text:span text:style-name="T60">más </text:span></text:span><text:span text:style-name="Source_20_Text"><text:span text:style-name="T58">específicos. Un selector de tipo de elemento aplica un estilo los elementos de ese tipo. </text:span></text:span></text:p>
      <text:p text:style-name="P26"><text:span text:style-name="Source_20_Text"><text:span text:style-name="T60">Ej:</text:span></text:span></text:p>
      <text:p text:style-name="P26"><text:span text:style-name="Source_20_Text"><text:span text:style-name="T58"><text:s/>h1 { font-family: Arial; }. </text:span></text:span></text:p>
      <text:p text:style-name="P26"><text:span text:style-name="Source_20_Text"><text:span text:style-name="T58">También </text:span></text:span><text:span text:style-name="Source_20_Text"><text:span text:style-name="T60">puede combinarse </text:span></text:span><text:span text:style-name="Source_20_Text"><text:span text:style-name="T58">con clases:</text:span></text:span></text:p>
      <text:h text:style-name="Heading_20_2" text:outline-level="2"><text:span text:style-name="Source_20_Text"><text:span text:style-name="T79">h1.principal { font-family: Arial; }</text:span></text:span><text:span text:style-name="Source_20_Text"><text:span text:style-name="T58"><text:line-break/><text:line-break/></text:span></text:span><text:span text:style-name="Source_20_Text"><text:span text:style-name="T92">50- Selector de hermano adyacente y hermano general.</text:span></text:span><text:span text:style-name="Source_20_Text"><text:span text:style-name="T58"><text:line-break/><text:line-break/></text:span></text:span><text:span text:style-name="Source_20_Text"><text:span text:style-name="T78">S</text:span></text:span><text:span text:style-name="Source_20_Text"><text:span text:style-name="T79">elecciona un elemento que sigue inmediatamente a otro con el mismo padre. Por ejemplo, en el código:</text:span></text:span></text:h>
      <text:p text:style-name="P1"><text:span text:style-name="Source_20_Text"><text:span text:style-name="T48">&lt;h1&gt;Título 1&lt;/h1&gt;</text:span></text:span></text:p>
      <text:p text:style-name="P3"><text:span text:style-name="Source_20_Text"><text:span text:style-name="T48">&lt;p&gt;Esto es el primer párrafo.&lt;/p&gt;</text:span></text:span></text:p>
      <text:p text:style-name="P3"><text:span text:style-name="Source_20_Text"><text:span text:style-name="T48">&lt;p&gt;Esto es el segundo párrafo.&lt;/p&gt;</text:span></text:span></text:p>
      <text:p text:style-name="P3"><text:span text:style-name="Source_20_Text"><text:span text:style-name="T48"/></text:span></text:p>
      <text:h text:style-name="Heading_20_2" text:outline-level="2"><text:span text:style-name="Source_20_Text"><text:span text:style-name="T68">h1 + p { color: #f00; }</text:span></text:span><text:span text:style-name="T68"> aplica el color rojo </text:span><text:span text:style-name="Source_20_Text"><text:span text:style-name="T77">al segundo párrafo</text:span></text:span><text:span text:style-name="T68">.</text:span><text:span text:style-name="T48"><text:line-break/><text:line-break/></text:span><text:span text:style-name="T90">51-Selector de atributo</text:span></text:h>
      <text:p text:style-name="P93">El selector de atributo permite seleccionar elementos HTML basándose en <text:span text:style-name="T105">los</text:span> atributos. <text:span text:style-name="T105">Ej:</text:span></text:p>
      <text:p text:style-name="P19"/>
      <text:p text:style-name="P27"><text:span text:style-name="Source_20_Text"><text:span text:style-name="T48">&lt;a href="http://www.google.com.ar" target="_blank"&gt;Titulo Principal&lt;/a&gt;</text:span></text:span></text:p>
      <text:h text:style-name="Heading_20_2" text:outline-level="2"><text:line-break/>52-Pseudo-clases: first-child y last-child</text:h>
      <text:p text:style-name="P109"><text:span text:style-name="T65"><text:line-break/></text:span><text:span text:style-name="T48">Las pseudo-clases </text:span><text:span text:style-name="Source_20_Text"><text:span text:style-name="T48">first-child</text:span></text:span><text:span text:style-name="T48"> y </text:span><text:span text:style-name="Source_20_Text"><text:span text:style-name="T48">last-child</text:span></text:span><text:span text:style-name="T48"> permiten seleccionar el primer y el </text:span><text:soft-page-break/><text:span text:style-name="T48">último hijo de</text:span><text:span text:style-name="T66">l </text:span><text:span text:style-name="T48">elemento padre. Se usan para aplicar estilos a esos elementos dentro de</text:span><text:span text:style-name="T66">l</text:span><text:span text:style-name="T48"> contenedor.</text:span></text:p>
      <text:h text:style-name="Heading_20_2" text:outline-level="2"><text:span text:style-name="T65"><text:line-break/></text:span><text:span text:style-name="T90">53-Pseudo-clases: nth-child y nth-last-child</text:span><text:span text:style-name="T65"><text:line-break/><text:line-break/></text:span><text:span text:style-name="T68">Las pseudo-clases </text:span><text:span text:style-name="Source_20_Text"><text:span text:style-name="T68">nth-child</text:span></text:span><text:span text:style-name="T68"> y </text:span><text:span text:style-name="Source_20_Text"><text:span text:style-name="T68">nth-last-child</text:span></text:span><text:span text:style-name="T68"> seleccionan elementos según </text:span><text:span text:style-name="T76">la</text:span><text:span text:style-name="T68"> posición en el contenedor. Al usar </text:span><text:span text:style-name="Source_20_Text"><text:span text:style-name="T68">odd</text:span></text:span><text:span text:style-name="T68"> (impar) y </text:span><text:span text:style-name="Source_20_Text"><text:span text:style-name="T68">even</text:span></text:span><text:span text:style-name="T68"> (par), </text:span><text:span text:style-name="T76">aplicamos</text:span><text:span text:style-name="T68"> estilos a elementos en posiciones impares o pares. </text:span></text:h>
      <text:p text:style-name="P109"><text:span text:style-name="T66">Ej:</text:span><text:span text:style-name="T48"> </text:span><text:span text:style-name="Source_20_Text"><text:span text:style-name="T48">tr:nth-child(odd) { background-color: red; }</text:span></text:span><text:span text:style-name="T48"> </text:span></text:p>
      <text:h text:style-name="Heading_20_2" text:outline-level="2">54-Pseudo-clases: nth-of-type, nth-last-of-type, first-of-type y last-of type</text:h>
      <text:p text:style-name="P108"><text:span text:style-name="Source_20_Text"><text:span text:style-name="T48">nth-of-type</text:span></text:span><text:span text:style-name="T48"> selecciona el enésimo elemento, mientras que </text:span><text:span text:style-name="Source_20_Text"><text:span text:style-name="T48">nth-child</text:span></text:span><text:span text:style-name="T48"> cuenta todos los elementos, sin importar su tipo. Las otras seleccionan el primer, último o enésimo desde el final del tipo de elemento.</text:span></text:p>
      <text:h text:style-name="Heading_20_2" text:outline-level="2">55-Pseudo-clases: only-child y only of type</text:h>
      <text:p text:style-name="P109"><text:span text:style-name="T65"><text:line-break/></text:span><text:span text:style-name="Source_20_Text"><text:span text:style-name="T48">only-child</text:span></text:span><text:span text:style-name="T48"> se aplica cuando un elemento es el único hijo de su padre. <text:line-break/></text:span><text:span text:style-name="T66">Ej:<text:line-break/></text:span><text:span text:style-name="T48">&lt;ul id="fecha</text:span><text:span text:style-name="T66">I</text:span><text:span text:style-name="T48">nicio"&gt; &lt;li&gt;10/10/2015&lt;/li&gt; &lt;/ul&gt;</text:span></text:p>
      <text:p text:style-name="P93"/>
      <text:h text:style-name="Heading_20_2" text:outline-level="2">56-Pseudo-clases: empty</text:h>
      <text:p text:style-name="P109"><text:span text:style-name="T65"><text:line-break/></text:span><text:span text:style-name="T48">La pseudo-clase </text:span><text:span text:style-name="Source_20_Text"><text:span text:style-name="T48">empty</text:span></text:span><text:span text:style-name="T48"> se aplica a un elemento HTML que no tenga ni hijos ni texto.</text:span></text:p>
      <text:p text:style-name="P95">Ej:</text:p>
      <text:p text:style-name="P95">&lt;div&gt;&lt;/div&gt;<text:line-break/>div:empty{</text:p>
      <text:p text:style-name="P95">...</text:p>
      <text:p text:style-name="P95">}</text:p>
      <text:h text:style-name="Heading_20_2" text:outline-level="2">57-Pseudo-elementos: first-letter y first-line</text:h>
      <text:p text:style-name="P110"><text:span text:style-name="T61">Estos</text:span><text:span text:style-name="T65"> pseudo-elementos afectan solo una parte de un elemento HTML. El pseudo-elemento </text:span><text:span text:style-name="Source_20_Text"><text:span text:style-name="T65">first-letter</text:span></text:span><text:span text:style-name="T65"> selecciona la primera letra de un elemento, </text:span><text:soft-page-break/><text:span text:style-name="T65">permitiendo aplicar un estilo específico. Por ejemplo, para hacer que la primera letra de un párrafo sea más grande y de color rojo, se usa:</text:span></text:p>
      <text:p text:style-name="P1"><text:span text:style-name="Source_20_Text"><text:span text:style-name="T48">p::first-letter {</text:span></text:span></text:p>
      <text:p text:style-name="P3"><text:span text:style-name="Source_20_Text"><text:span text:style-name="T48"><text:s text:c="2"/>font-size: 1.5rem;</text:span></text:span></text:p>
      <text:p text:style-name="P3"><text:span text:style-name="Source_20_Text"><text:span text:style-name="T48"><text:s text:c="2"/>color: red;</text:span></text:span></text:p>
      <text:p text:style-name="P4"><text:span text:style-name="Source_20_Text"><text:span text:style-name="T48">}</text:span></text:span></text:p>
      <text:p text:style-name="P94"/>
      <text:h text:style-name="Heading_20_2" text:outline-level="2">58-Pseudo-elementos: before y after</text:h>
      <text:p text:style-name="Text_20_body"><text:span text:style-name="T48">Los pseudo-elementos </text:span><text:span text:style-name="Source_20_Text"><text:span text:style-name="T48">before</text:span></text:span><text:span text:style-name="T48"> y </text:span><text:span text:style-name="Source_20_Text"><text:span text:style-name="T48">after</text:span></text:span><text:span text:style-name="T48"> se utilizan para </text:span><text:span text:style-name="T61">insertar </text:span><text:span text:style-name="T48">contenido antes o después del contenido d</text:span><text:span text:style-name="T61">el propio</text:span><text:span text:style-name="T48"> elemento. Se debe usar la propiedad </text:span><text:span text:style-name="Source_20_Text"><text:span text:style-name="T48">content</text:span></text:span><text:span text:style-name="T48"> para definir el contenido que se agrega.</text:span></text:p>
      <text:p text:style-name="P96"><text:span text:style-name="T106">Ej:</text:span></text:p>
      <text:p text:style-name="P1"><text:span text:style-name="Source_20_Text"><text:span text:style-name="T48">strong::before {</text:span></text:span></text:p>
      <text:p text:style-name="P3"><text:span text:style-name="Source_20_Text"><text:span text:style-name="T48"><text:s text:c="2"/>content: "¡";</text:span></text:span></text:p>
      <text:p text:style-name="P3"><text:span text:style-name="Source_20_Text"><text:span text:style-name="T48">}</text:span></text:span></text:p>
      <text:p text:style-name="P20"/>
      <text:p text:style-name="P3"><text:span text:style-name="Source_20_Text"><text:span text:style-name="T48">strong::after {</text:span></text:span></text:p>
      <text:p text:style-name="P3"><text:span text:style-name="Source_20_Text"><text:span text:style-name="T48"><text:s text:c="2"/>content: "!";</text:span></text:span></text:p>
      <text:p text:style-name="P4"><text:span text:style-name="Source_20_Text"><text:span text:style-name="T48">}</text:span></text:span></text:p>
      <text:h text:style-name="Heading_20_2" text:outline-level="2"><text:span text:style-name="T90">59-CSS media queries</text:span><text:span text:style-name="T65"><text:line-break/><text:line-break/></text:span><text:span text:style-name="T68">Las </text:span><text:span text:style-name="Strong_20_Emphasis"><text:span text:style-name="T68">media queries</text:span></text:span><text:span text:style-name="T68"> son una </text:span><text:span text:style-name="T73">funcionalidad</text:span><text:span text:style-name="T68"> de CSS que permite aplicar reglas de estilo según el dispositivo o </text:span><text:span text:style-name="T73">del medio</text:span><text:span text:style-name="T68"> (como pantalla, impresora, TV, etc.). Se introdujeron en CSS2 y se mejoraron con CSS3.</text:span></text:h>
      <text:p text:style-name="P87">Son útiles para crear diseños adaptables, ajustando<text:span text:style-name="T106">se</text:span> el estilo según el dispositivo (móvil, tablet, PC).</text:p>
      <text:p text:style-name="P87">Por <text:span text:style-name="T106">ejemplo, cambiar un div si el ancho de la pantalla es pequeño.</text:span></text:p>
      <text:h text:style-name="Heading_20_2" text:outline-level="2"><text:span text:style-name="T104">60-Flexbox<text:line-break/><text:line-break/></text:span><text:span text:style-name="T38">Flexbox facilita la maquetación de páginas web, simplifica el diseño en comparación con métodos anteriores. </text:span><text:span text:style-name="T40">E</text:span><text:span text:style-name="T38">s ampliamente soportado por navegadores y utilizado en frameworks como Bootstrap 4. </text:span></text:h>
      <text:p text:style-name="P96">Permite crear diseños adaptables a diferentes tamaños de pantalla.</text:p>
      <text:p text:style-name="P29"><text:span text:style-name="Source_20_Text"><text:span text:style-name="T61">61-Flexbox (flex-direction aplicada al contenedor)<text:line-break/><text:line-break/></text:span></text:span><text:soft-page-break/><text:span text:style-name="Source_20_Text"><text:span text:style-name="T61">La propiedad flex-direction define la dirección de los elementos dentro de un contenedor flexible. Los valores </text:span></text:span><text:span text:style-name="Source_20_Text"><text:span text:style-name="T62">que tiene son:</text:span></text:span></text:p>
      <text:list text:style-name="L61">
        <text:list-item>
          <text:p text:style-name="P30"><text:span text:style-name="Source_20_Text"><text:span text:style-name="T61">row (predeterminado)</text:span></text:span></text:p>
        </text:list-item>
        <text:list-item>
          <text:p text:style-name="P30"><text:span text:style-name="Source_20_Text"><text:span text:style-name="T61">column</text:span></text:span></text:p>
        </text:list-item>
        <text:list-item>
          <text:p text:style-name="P30"><text:span text:style-name="Source_20_Text"><text:span text:style-name="T61">row-reverse </text:span></text:span></text:p>
        </text:list-item>
        <text:list-item>
          <text:p text:style-name="P30"><text:span text:style-name="Source_20_Text"><text:span text:style-name="T61">column-reverse.</text:span></text:span></text:p>
        </text:list-item>
      </text:list>
      <text:h text:style-name="Heading_20_2" text:outline-level="2"><text:span text:style-name="Source_20_Text"><text:span text:style-name="T47"/></text:span></text:h>
      <text:h text:style-name="Heading_20_2" text:outline-level="2"><text:span text:style-name="Source_20_Text"><text:span text:style-name="T47">62-Flexbox (justify-content aplicada al contenedor)</text:span></text:span></text:h>
      <text:p text:style-name="P29"><text:span text:style-name="Source_20_Text"><text:span text:style-name="T61">La propiedad justify-content controla la distribución de los elementos dentro de un contenedor flex. Por defecto, </text:span></text:span><text:span text:style-name="Source_20_Text"><text:span text:style-name="T62">el</text:span></text:span><text:span text:style-name="Source_20_Text"><text:span text:style-name="T61"> valor es flex-start. Los valores son: </text:span></text:span></text:p>
      <text:list text:style-name="L62">
        <text:list-item>
          <text:p text:style-name="P31"><text:span text:style-name="Source_20_Text"><text:span text:style-name="T61">flex-start</text:span></text:span></text:p>
        </text:list-item>
        <text:list-item>
          <text:p text:style-name="P31"><text:span text:style-name="Source_20_Text"><text:span text:style-name="T61">flex-end</text:span></text:span></text:p>
        </text:list-item>
        <text:list-item>
          <text:p text:style-name="P31"><text:span text:style-name="Source_20_Text"><text:span text:style-name="T61">center</text:span></text:span></text:p>
        </text:list-item>
        <text:list-item>
          <text:p text:style-name="P31"><text:span text:style-name="Source_20_Text"><text:span text:style-name="T61">space-between</text:span></text:span></text:p>
        </text:list-item>
        <text:list-item>
          <text:p text:style-name="P31"><text:span text:style-name="Source_20_Text"><text:span text:style-name="T61">space-around.</text:span></text:span></text:p>
          <text:p text:style-name="P31"><text:span text:style-name="Source_20_Text"><text:span text:style-name="T61"/></text:span></text:p>
        </text:list-item>
      </text:list>
      <text:h text:style-name="Heading_20_2" text:outline-level="2"><text:soft-page-break/><text:span text:style-name="Source_20_Text"><text:span text:style-name="T91">63-Flexbox (align-items aplicada al contenedor)<text:line-break/></text:span></text:span><text:span text:style-name="Source_20_Text"><text:span text:style-name="T61"><text:line-break/></text:span></text:span><text:span text:style-name="Source_20_Text"><text:span text:style-name="T75">a</text:span></text:span><text:span text:style-name="Source_20_Text"><text:span text:style-name="T73">lign-items controla la alineación de los elementos a lo largo del eje transversal del contenedor flex. Los valores que podemos asignarle son:<text:line-break/>• stretch<text:line-break/>• flex-start<text:line-break/>• flex-end<text:line-break/>• center<text:line-break/>• baseline</text:span></text:span></text:h>
      <text:h text:style-name="Heading_20_2" text:outline-level="2"><text:span text:style-name="Source_20_Text"><text:span text:style-name="T47">64-Flexbox (flex-wrap aplicada al contenedor)<text:line-break/><text:line-break/></text:span></text:span><text:span text:style-name="Source_20_Text"><text:span text:style-name="T68">La propiedad flex-wrap controla si los elementos se ajustan en varias líneas. Por defecto, el valor es nowrap.Los valores que podemos asignarle son:<text:line-break/>• nowrap<text:line-break/>• wrap<text:line-break/>• wrap-reverse</text:span></text:span></text:h>
      <text:h text:style-name="Heading_20_2" text:outline-level="2"><text:span text:style-name="Source_20_Text"><text:span text:style-name="T61">65-Flexbox (align-content aplicada al contenedor)<text:line-break/><text:line-break/></text:span></text:span><text:span text:style-name="Source_20_Text"><text:span text:style-name="T73">La propiedad align-content </text:span></text:span><text:span text:style-name="Source_20_Text"><text:span text:style-name="T75">la usamos</text:span></text:span><text:span text:style-name="Source_20_Text"><text:span text:style-name="T73"> cuando hay varias líneas en un Flexbox (con flex-wrap: wrap). Los valores posibles son:<text:line-break/>• stretch<text:line-break/>• flex-start<text:line-break/>• flex-end<text:line-break/>• center<text:line-break/>• space-between<text:line-break/>• space-around</text:span></text:span></text:h>
      <text:h text:style-name="Heading_20_2" text:outline-level="2"><text:span text:style-name="Source_20_Text"><text:span text:style-name="T47">66-Flexbox (flex-flow aplicada al contenedor)<text:line-break/><text:line-break/></text:span></text:span><text:span text:style-name="Source_20_Text"><text:span text:style-name="T68">flex-flow es un atajo para flex-direction y flex-wrap. </text:span></text:span></text:h>
      <text:p text:style-name="P32"><text:span text:style-name="Source_20_Text"><text:span text:style-name="T63">Ej:</text:span></text:span><text:span text:style-name="Source_20_Text"><text:span text:style-name="T61"><text:line-break/>flex-flow: "valor de flex-direction" "valor de flex-wrap".</text:span></text:span></text:p>
      <text:h text:style-name="Heading_20_2" text:outline-level="2"><text:span text:style-name="Source_20_Text"><text:span text:style-name="T47">67-Flexbox (flex-grow aplicada a los items)</text:span></text:span></text:h>
      <text:p text:style-name="P28"><text:span text:style-name="Source_20_Text"><text:span text:style-name="T61">flex-grow controla el crecimiento de un item dentro de un contenedor, rellenando el espacio vacío. Su valor por defecto es cero, y no tiene unidad de medida, ya que indica un factor de crecimiento.</text:span></text:span></text:p>
      <text:h text:style-name="Heading_20_2" text:outline-level="2"><text:soft-page-break/><text:span text:style-name="Source_20_Text"><text:span text:style-name="T47">68-Flexbox (flex-shrink aplicada a los items)</text:span></text:span></text:h>
      <text:p text:style-name="Text_20_body"><text:span text:style-name="T48">La propiedad </text:span><text:span text:style-name="Source_20_Text"><text:span text:style-name="T48">flex-shrink</text:span></text:span><text:span text:style-name="T48"> controla el factor de </text:span><text:span text:style-name="T64">encogiminento</text:span><text:span text:style-name="T48"> de un item cuando el espacio es </text:span><text:span text:style-name="T64">justo</text:span><text:span text:style-name="T48">. Su valor por defecto es 1, lo que hace que los items se encojan </text:span><text:span text:style-name="T64">en proporción</text:span><text:span text:style-name="T48">. Si </text:span><text:span text:style-name="T64">queremos que algún item no se encoja, le asignamos 0.</text:span></text:p>
      <text:h text:style-name="Heading_20_2" text:outline-level="2"><text:span text:style-name="Source_20_Text"><text:span text:style-name="T47">69-Flexbox (flex-basis aplicada a los items)</text:span></text:span></text:h>
      <text:p text:style-name="P28"><text:span text:style-name="Source_20_Text"><text:span text:style-name="T61">flex-basis define el tamaño inicial de un item en el eje principal (width en contenedores horizontales, height en verticales). Su valor por defecto es auto, </text:span></text:span><text:span text:style-name="Source_20_Text"><text:span text:style-name="T64">esto</text:span></text:span><text:span text:style-name="Source_20_Text"><text:span text:style-name="T61"> hace que el tamaño se calcule automáticamente.</text:span></text:span></text:p>
      <text:h text:style-name="Heading_20_2" text:outline-level="2"><text:span text:style-name="Source_20_Text"><text:span text:style-name="T47">70-Flexbox (flex aplicada a los items)</text:span></text:span></text:h>
      <text:p text:style-name="P33"><text:span text:style-name="Source_20_Text"><text:span text:style-name="T61">flex es una forma resumida de flex-grow, flex-shrink y flex-basis, </text:span></text:span><text:span text:style-name="Source_20_Text"><text:span text:style-name="T64">en ese orden</text:span></text:span><text:span text:style-name="Source_20_Text"><text:span text:style-name="T61">.</text:span></text:span></text:p>
      <text:p text:style-name="P33"><text:span text:style-name="Source_20_Text"><text:span text:style-name="T64">Ej:</text:span></text:span></text:p>
      <text:p text:style-name="Text_20_body"><text:span text:style-name="Source_20_Text"><text:span text:style-name="T48">flex: 1 0 60%;</text:span></text:span></text:p>
      <text:h text:style-name="Heading_20_2" text:outline-level="2"><text:span text:style-name="Source_20_Text"><text:span text:style-name="T64">71</text:span></text:span><text:span text:style-name="Source_20_Text"><text:span text:style-name="T61">-Flexbox (</text:span></text:span><text:span text:style-name="Source_20_Text"><text:span text:style-name="T64">order</text:span></text:span><text:span text:style-name="Source_20_Text"><text:span text:style-name="T61"> aplicada a los items)</text:span></text:span></text:h>
      <text:p text:style-name="P33"><text:span text:style-name="Source_20_Text"><text:span text:style-name="T61">order permite cambiar el orden de los items en el contenedor. Por defecto es 0, lo que mantiene el orden original del HTML. Podemos asignar valores enteros a partir de 0 para modificar el flujo de los items.</text:span></text:span></text:p>
      <text:h text:style-name="Heading_20_2" text:outline-level="2"><text:span text:style-name="Source_20_Text"><text:span text:style-name="T64">72</text:span></text:span><text:span text:style-name="Source_20_Text"><text:span text:style-name="T61">-Flexbox (</text:span></text:span><text:span text:style-name="Source_20_Text"><text:span text:style-name="T64">align-self</text:span></text:span><text:span text:style-name="Source_20_Text"><text:span text:style-name="T61"> aplicada a los items)<text:line-break/><text:line-break/></text:span></text:span><text:span text:style-name="Source_20_Text"><text:span text:style-name="T73">align-self permite alinear un item dentro de </text:span></text:span><text:span text:style-name="Source_20_Text"><text:span text:style-name="T74">e</text:span></text:span><text:span text:style-name="Source_20_Text"><text:span text:style-name="T73">l contenedor flexible en el eje transversal. </text:span></text:span><text:span text:style-name="Source_20_Text"><text:span text:style-name="T74">Los</text:span></text:span><text:span text:style-name="Source_20_Text"><text:span text:style-name="T73"> valores son:</text:span></text:span></text:h>
      <text:list text:style-name="L63">
        <text:list-item>
          <text:p text:style-name="P97">auto</text:p>
        </text:list-item>
        <text:list-item>
          <text:p text:style-name="P97">flex-start</text:p>
        </text:list-item>
        <text:list-item>
          <text:p text:style-name="P97">flex-end</text:p>
        </text:list-item>
        <text:list-item>
          <text:p text:style-name="P97">center</text:p>
        </text:list-item>
        <text:list-item>
          <text:p text:style-name="P97">stretch</text:p>
        </text:list-item>
        <text:list-item>
          <text:p text:style-name="P98">baseline</text:p>
        </text:list-item>
      </text:list>
      <text:p text:style-name="P33"><text:span text:style-name="Source_20_Text"><text:span text:style-name="T6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courier" svg:font-family="courier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00:36:34.282048528</meta:creation-date>
    <dc:date>2024-12-02T14:14:02.325257746</dc:date>
    <meta:editing-duration>PT6M25S</meta:editing-duration>
    <meta:editing-cycles>4</meta:editing-cycles>
    <meta:generator>LibreOffice/24.2.6.2$Linux_X86_64 LibreOffice_project/420$Build-2</meta:generator>
    <meta:print-date>2024-12-02T14:13:58.791644490</meta:print-date>
    <meta:printed-by>Archivos PDF</meta:printed-by>
    <meta:document-statistic meta:table-count="0" meta:image-count="0" meta:object-count="0" meta:page-count="22" meta:paragraph-count="399" meta:word-count="3793" meta:character-count="24258" meta:non-whitespace-character-count="20726"/>
  </office:meta>
</office:document-meta>
</file>